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normal" style:font-weight-asian="normal" fo:font-weight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Описание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7" office:value-type="string" calcext:value-type="string" table:number-columns-spanned="8" table:number-rows-spanned="2">
            <text:p>Точность вычисления функции синуса аппроксимацией полиномами Чебышёва разных степеней.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8" office:value-type="string" calcext:value-type="string" table:number-columns-spanned="8" table:number-rows-spanned="11">
            <text:p>При проверке точности в качестве эталона использована не стандартная функция <text:span text:style-name="T1">sinl</text:span><text:span text:style-name="T2">, а аппроксимация полиномами Чебышёва, с</text:span> таблицами разной длины и полиномами разной степени. Комбинация этих параметров отражена в названии вкладки (внизу):</text:p>
            <text:p>Имя вкладки <text:span text:style-name="T1">Е_65536_6</text:span><text:span text:style-name="T3"> означает, что в качестве эталона использована таблица длиной 65536 (интервалов) и полином 6-й степени.</text:span>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</table:table>
      <table:table table:name="E_65536_6" table:style-name="ta1">
        <table:shapes>
          <draw:frame draw:z-index="0" draw:style-name="gr1" draw:text-style-name="P1" svg:width="24cm" svg:height="16cm" svg:x="18.188cm" svg:y="1.445cm">
            <draw:object draw:notify-on-update-of-ranges="E_65536_6.A4:E_65536_6.A18 E_65536_6.B3:E_65536_6.B3 E_65536_6.B4:E_65536_6.B18 E_65536_6.C3:E_65536_6.C3 E_65536_6.C4:E_65536_6.C18 E_65536_6.D3:E_65536_6.D3 E_65536_6.D4:E_65536_6.D18 E_65536_6.E3:E_65536_6.E3 E_65536_6.E4:E_65536_6.E18 E_65536_6.F3:E_65536_6.F3 E_65536_6.F4:E_65536_6.F18 E_65536_6.G3:E_65536_6.G3 E_65536_6.G4:E_65536_6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29" calcext:value-type="float">
            <text:p>40,584229</text:p>
          </table:table-cell>
          <table:table-cell office:value-type="float" office:value="48.732483" calcext:value-type="float">
            <text:p>48,73248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6505" calcext:value-type="float">
            <text:p>46,566505</text:p>
          </table:table-cell>
          <table:table-cell office:value-type="float" office:value="52.859169" calcext:value-type="float">
            <text:p>52,85916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9" calcext:value-type="float">
            <text:p>42,64949</text:p>
          </table:table-cell>
          <table:table-cell office:value-type="float" office:value="51.698505" calcext:value-type="float">
            <text:p>51,698505</text:p>
          </table:table-cell>
          <table:table-cell office:value-type="float" office:value="53.002113" calcext:value-type="float">
            <text:p>53,00211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75" calcext:value-type="float">
            <text:p>47,64875</text:p>
          </table:table-cell>
          <table:table-cell office:value-type="float" office:value="52.977631" calcext:value-type="float">
            <text:p>52,977631</text:p>
          </table:table-cell>
          <table:table-cell office:value-type="float" office:value="53.007771" calcext:value-type="float">
            <text:p>53,00777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29" calcext:value-type="float">
            <text:p>40,978729</text:p>
          </table:table-cell>
          <table:table-cell office:value-type="float" office:value="51.994728" calcext:value-type="float">
            <text:p>51,994728</text:p>
          </table:table-cell>
          <table:table-cell office:value-type="float" office:value="53" calcext:value-type="float">
            <text:p>53</text:p>
          </table:table-cell>
          <table:table-cell office:value-type="float" office:value="53.002113" calcext:value-type="float">
            <text:p>53,00211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4316" calcext:value-type="float">
            <text:p>44,974316</text:p>
          </table:table-cell>
          <table:table-cell office:value-type="float" office:value="52.992271" calcext:value-type="float">
            <text:p>52,992271</text:p>
          </table:table-cell>
          <table:table-cell office:value-type="float" office:value="53" calcext:value-type="float">
            <text:p>53</text:p>
          </table:table-cell>
          <table:table-cell office:value-type="float" office:value="53.000706" calcext:value-type="float">
            <text:p>53,00070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4787" calcext:value-type="float">
            <text:p>48,894787</text:p>
          </table:table-cell>
          <table:table-cell table:number-columns-repeated="3" office:value-type="float" office:value="53" calcext:value-type="float">
            <text:p>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" calcext:value-type="float">
            <text:p>52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887" calcext:value-type="float">
            <text:p>52,99788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4" calcext:value-type="float">
            <text:p>41,630474</text:p>
          </table:table-cell>
          <table:table-cell office:value-type="float" office:value="52.929207" calcext:value-type="float">
            <text:p>52,929207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7185" calcext:value-type="float">
            <text:p>52,9971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5" calcext:value-type="float">
            <text:p>44,630455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8592" calcext:value-type="float">
            <text:p>52,99859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101" calcext:value-type="float">
            <text:p>47,629101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6483" calcext:value-type="float">
            <text:p>52,996483</text:p>
          </table:table-cell>
          <table:table-cell office:value-type="float" office:value="52.997887" calcext:value-type="float">
            <text:p>52,997887</text:p>
          </table:table-cell>
          <table:table-cell office:value-type="string" calcext:value-type="string">
            <text:p><text:s text:c="12"/>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65536_5" table:style-name="ta1">
        <table:shapes>
          <draw:frame draw:z-index="0" draw:style-name="gr1" draw:text-style-name="P1" svg:width="24cm" svg:height="16cm" svg:x="18.188cm" svg:y="1.445cm">
            <draw:object draw:notify-on-update-of-ranges="E_65536_5.A4:E_65536_5.A18 E_65536_5.B3:E_65536_5.B3 E_65536_5.B4:E_65536_5.B18 E_65536_5.C3:E_65536_5.C3 E_65536_5.C4:E_65536_5.C18 E_65536_5.D3:E_65536_5.D3 E_65536_5.D4:E_65536_5.D18 E_65536_5.E3:E_65536_5.E3 E_65536_5.E4:E_65536_5.E18 E_65536_5.F3:E_65536_5.F3 E_65536_5.F4:E_65536_5.F18 E_65536_5.G3:E_65536_5.G3 E_65536_5.G4:E_65536_5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29" calcext:value-type="float">
            <text:p>40,584229</text:p>
          </table:table-cell>
          <table:table-cell office:value-type="float" office:value="48.733215" calcext:value-type="float">
            <text:p>48,73321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6521" calcext:value-type="float">
            <text:p>46,566521</text:p>
          </table:table-cell>
          <table:table-cell office:value-type="float" office:value="52.856617" calcext:value-type="float">
            <text:p>52,85661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698505" calcext:value-type="float">
            <text:p>51,698505</text:p>
          </table:table-cell>
          <table:table-cell office:value-type="float" office:value="53.004234" calcext:value-type="float">
            <text:p>53,00423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495" calcext:value-type="float">
            <text:p>47,648495</text:p>
          </table:table-cell>
          <table:table-cell office:value-type="float" office:value="52.978325" calcext:value-type="float">
            <text:p>52,978325</text:p>
          </table:table-cell>
          <table:table-cell office:value-type="float" office:value="53.007771" calcext:value-type="float">
            <text:p>53,00777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29" calcext:value-type="float">
            <text:p>40,978729</text:p>
          </table:table-cell>
          <table:table-cell office:value-type="float" office:value="51.988773" calcext:value-type="float">
            <text:p>51,988773</text:p>
          </table:table-cell>
          <table:table-cell office:value-type="float" office:value="53.007061" calcext:value-type="float">
            <text:p>53,007061</text:p>
          </table:table-cell>
          <table:table-cell office:value-type="float" office:value="53.007771" calcext:value-type="float">
            <text:p>53,00777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4319" calcext:value-type="float">
            <text:p>44,974319</text:p>
          </table:table-cell>
          <table:table-cell office:value-type="float" office:value="52.989471" calcext:value-type="float">
            <text:p>52,989471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887" calcext:value-type="float">
            <text:p>52,99788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4787" calcext:value-type="float">
            <text:p>48,894787</text:p>
          </table:table-cell>
          <table:table-cell office:value-type="float" office:value="53.000706" calcext:value-type="float">
            <text:p>53,000706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2.999294" calcext:value-type="float">
            <text:p>52,999294</text:p>
          </table:table-cell>
          <table:table-cell office:value-type="float" office:value="52.996483" calcext:value-type="float">
            <text:p>52,99648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" calcext:value-type="float">
            <text:p>41,63047</text:p>
          </table:table-cell>
          <table:table-cell office:value-type="float" office:value="52.933239" calcext:value-type="float">
            <text:p>52,933239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887" calcext:value-type="float">
            <text:p>52,99788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47" calcext:value-type="float">
            <text:p>44,630447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887" calcext:value-type="float">
            <text:p>52,99788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215" calcext:value-type="float">
            <text:p>47,629215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2.996483" calcext:value-type="float">
            <text:p>52,996483</text:p>
          </table:table-cell>
          <table:table-cell office:value-type="string" calcext:value-type="string">
            <text:p><text:s text:c="11"/></text:p>
          </table:table-cell>
          <table:table-cell office:value-type="float" office:value="52.997887" calcext:value-type="float">
            <text:p>52,997887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65536_4" table:style-name="ta1">
        <table:shapes>
          <draw:frame draw:z-index="0" draw:style-name="gr1" draw:text-style-name="P1" svg:width="24cm" svg:height="16cm" svg:x="18.188cm" svg:y="1.445cm">
            <draw:object draw:notify-on-update-of-ranges="E_65536_4.A4:E_65536_4.A18 E_65536_4.B3:E_65536_4.B3 E_65536_4.B4:E_65536_4.B18 E_65536_4.C3:E_65536_4.C3 E_65536_4.C4:E_65536_4.C18 E_65536_4.D3:E_65536_4.D3 E_65536_4.D4:E_65536_4.D18 E_65536_4.E3:E_65536_4.E3 E_65536_4.E4:E_65536_4.E18 E_65536_4.F3:E_65536_4.F3 E_65536_4.F4:E_65536_4.F18 E_65536_4.G3:E_65536_4.G3 E_65536_4.G4:E_65536_4.G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29" calcext:value-type="float">
            <text:p>40,584229</text:p>
          </table:table-cell>
          <table:table-cell office:value-type="float" office:value="48.732468" calcext:value-type="float">
            <text:p>48,73246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6505" calcext:value-type="float">
            <text:p>46,566505</text:p>
          </table:table-cell>
          <table:table-cell office:value-type="float" office:value="52.859169" calcext:value-type="float">
            <text:p>52,85916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698505" calcext:value-type="float">
            <text:p>51,698505</text:p>
          </table:table-cell>
          <table:table-cell office:value-type="float" office:value="53.002819" calcext:value-type="float">
            <text:p>53,00281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476" calcext:value-type="float">
            <text:p>47,648476</text:p>
          </table:table-cell>
          <table:table-cell office:value-type="float" office:value="52.97694" calcext:value-type="float">
            <text:p>52,97694</text:p>
          </table:table-cell>
          <table:table-cell office:value-type="float" office:value="53.007061" calcext:value-type="float">
            <text:p>53,00706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29" calcext:value-type="float">
            <text:p>40,978729</text:p>
          </table:table-cell>
          <table:table-cell office:value-type="float" office:value="51.996834" calcext:value-type="float">
            <text:p>51,996834</text:p>
          </table:table-cell>
          <table:table-cell office:value-type="float" office:value="53.000706" calcext:value-type="float">
            <text:p>53,000706</text:p>
          </table:table-cell>
          <table:table-cell office:value-type="float" office:value="53.002819" calcext:value-type="float">
            <text:p>53,00281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4319" calcext:value-type="float">
            <text:p>44,974319</text:p>
          </table:table-cell>
          <table:table-cell office:value-type="float" office:value="52.99157" calcext:value-type="float">
            <text:p>52,99157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.001411" calcext:value-type="float">
            <text:p>53,00141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4787" calcext:value-type="float">
            <text:p>48,894787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.000706" calcext:value-type="float">
            <text:p>53,000706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" calcext:value-type="float">
            <text:p>52</text:p>
          </table:table-cell>
          <table:table-cell office:value-type="float" office:value="52.998592" calcext:value-type="float">
            <text:p>52,998592</text:p>
          </table:table-cell>
          <table:table-cell table:number-columns-repeated="2" office:value-type="float" office:value="53" calcext:value-type="float">
            <text:p>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4" calcext:value-type="float">
            <text:p>41,630474</text:p>
          </table:table-cell>
          <table:table-cell office:value-type="float" office:value="52.931221" calcext:value-type="float">
            <text:p>52,931221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" calcext:value-type="float">
            <text:p>53</text:p>
          </table:table-cell>
          <table:table-cell office:value-type="float" office:value="52.997185" calcext:value-type="float">
            <text:p>52,9971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5" calcext:value-type="float">
            <text:p>44,630455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8592" calcext:value-type="float">
            <text:p>52,99859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23" calcext:value-type="float">
            <text:p>47,62923</text:p>
          </table:table-cell>
          <table:table-cell office:value-type="float" office:value="52.996483" calcext:value-type="float">
            <text:p>52,996483</text:p>
          </table:table-cell>
          <table:table-cell office:value-type="string" calcext:value-type="string">
            <text:p><text:s text:c="11"/></text:p>
          </table:table-cell>
          <table:table-cell table:number-columns-repeated="2" office:value-type="float" office:value="52.996483" calcext:value-type="float">
            <text:p>52,996483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65536_3" table:style-name="ta1">
        <table:shapes>
          <draw:frame draw:z-index="0" draw:style-name="gr1" draw:text-style-name="P1" svg:width="24cm" svg:height="16cm" svg:x="18.188cm" svg:y="1.445cm">
            <draw:object draw:notify-on-update-of-ranges="E_65536_3.A4:E_65536_3.A18 E_65536_3.B3:E_65536_3.B3 E_65536_3.B4:E_65536_3.B18 E_65536_3.C3:E_65536_3.C3 E_65536_3.C4:E_65536_3.C18 E_65536_3.D3:E_65536_3.D3 E_65536_3.D4:E_65536_3.D18 E_65536_3.E3:E_65536_3.E3 E_65536_3.E4:E_65536_3.E18 E_65536_3.F3:E_65536_3.F3 E_65536_3.F4:E_65536_3.F18 E_65536_3.G3:E_65536_3.G3 E_65536_3.G4:E_65536_3.G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29" calcext:value-type="float">
            <text:p>40,584229</text:p>
          </table:table-cell>
          <table:table-cell office:value-type="float" office:value="48.732471" calcext:value-type="float">
            <text:p>48,73247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6505" calcext:value-type="float">
            <text:p>46,566505</text:p>
          </table:table-cell>
          <table:table-cell office:value-type="float" office:value="52.859169" calcext:value-type="float">
            <text:p>52,85916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698505" calcext:value-type="float">
            <text:p>51,698505</text:p>
          </table:table-cell>
          <table:table-cell office:value-type="float" office:value="53.003525" calcext:value-type="float">
            <text:p>53,00352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396" calcext:value-type="float">
            <text:p>47,648396</text:p>
          </table:table-cell>
          <table:table-cell office:value-type="float" office:value="52.978325" calcext:value-type="float">
            <text:p>52,978325</text:p>
          </table:table-cell>
          <table:table-cell office:value-type="float" office:value="53.007061" calcext:value-type="float">
            <text:p>53,00706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29" calcext:value-type="float">
            <text:p>40,978729</text:p>
          </table:table-cell>
          <table:table-cell office:value-type="float" office:value="51.987724" calcext:value-type="float">
            <text:p>51,987724</text:p>
          </table:table-cell>
          <table:table-cell office:value-type="float" office:value="53.006355" calcext:value-type="float">
            <text:p>53,006355</text:p>
          </table:table-cell>
          <table:table-cell office:value-type="float" office:value="53.007771" calcext:value-type="float">
            <text:p>53,00777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4319" calcext:value-type="float">
            <text:p>44,974319</text:p>
          </table:table-cell>
          <table:table-cell office:value-type="float" office:value="52.989471" calcext:value-type="float">
            <text:p>52,989471</text:p>
          </table:table-cell>
          <table:table-cell office:value-type="float" office:value="53" calcext:value-type="float">
            <text:p>53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4745" calcext:value-type="float">
            <text:p>48,894745</text:p>
          </table:table-cell>
          <table:table-cell office:value-type="float" office:value="53" calcext:value-type="float">
            <text:p>53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4" calcext:value-type="float">
            <text:p>41,630474</text:p>
          </table:table-cell>
          <table:table-cell office:value-type="float" office:value="52.931221" calcext:value-type="float">
            <text:p>52,931221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185" calcext:value-type="float">
            <text:p>52,9971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1" calcext:value-type="float">
            <text:p>44,630451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7887" calcext:value-type="float">
            <text:p>52,99788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2" calcext:value-type="float">
            <text:p>47,6292</text:p>
          </table:table-cell>
          <table:table-cell office:value-type="string" calcext:value-type="string">
            <text:p><text:s text:c="11"/></text:p>
          </table:table-cell>
          <table:table-cell office:value-type="float" office:value="52.996483" calcext:value-type="float">
            <text:p>52,996483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2.995079" calcext:value-type="float">
            <text:p>52,995079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65536_2" table:style-name="ta1">
        <table:shapes>
          <draw:frame draw:z-index="0" draw:style-name="gr1" draw:text-style-name="P1" svg:width="24cm" svg:height="16cm" svg:x="18.188cm" svg:y="1.445cm">
            <draw:object draw:notify-on-update-of-ranges="E_65536_2.A4:E_65536_2.A18 E_65536_2.B3:E_65536_2.B3 E_65536_2.B4:E_65536_2.B18 E_65536_2.C3:E_65536_2.C3 E_65536_2.C4:E_65536_2.C18 E_65536_2.D3:E_65536_2.D3 E_65536_2.D4:E_65536_2.D18 E_65536_2.E3:E_65536_2.E3 E_65536_2.E4:E_65536_2.E18 E_65536_2.F3:E_65536_2.F3 E_65536_2.F4:E_65536_2.F18 E_65536_2.G3:E_65536_2.G3 E_65536_2.G4:E_65536_2.G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8" calcext:value-type="float">
            <text:p>27,83238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2016" calcext:value-type="float">
            <text:p>34,76201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20448" calcext:value-type="float">
            <text:p>41,72044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11" calcext:value-type="float">
            <text:p>32,650711</text:p>
          </table:table-cell>
          <table:table-cell office:value-type="float" office:value="40.583996" calcext:value-type="float">
            <text:p>40,583996</text:p>
          </table:table-cell>
          <table:table-cell office:value-type="float" office:value="47.080147" calcext:value-type="float">
            <text:p>47,08014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8319" calcext:value-type="float">
            <text:p>37,648319</text:p>
          </table:table-cell>
          <table:table-cell office:value-type="float" office:value="46.411278" calcext:value-type="float">
            <text:p>46,411278</text:p>
          </table:table-cell>
          <table:table-cell office:value-type="float" office:value="47.623848" calcext:value-type="float">
            <text:p>47,62384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8" calcext:value-type="float">
            <text:p>23,630548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04519" calcext:value-type="float">
            <text:p>42,604519</text:p>
          </table:table-cell>
          <table:table-cell office:value-type="float" office:value="47.626297" calcext:value-type="float">
            <text:p>47,626297</text:p>
          </table:table-cell>
          <table:table-cell office:value-type="float" office:value="47.629433" calcext:value-type="float">
            <text:p>47,62943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92" calcext:value-type="float">
            <text:p>36,978992</text:p>
          </table:table-cell>
          <table:table-cell office:value-type="float" office:value="46.639755" calcext:value-type="float">
            <text:p>46,639755</text:p>
          </table:table-cell>
          <table:table-cell table:number-columns-repeated="2" office:value-type="float" office:value="47.629047" calcext:value-type="float">
            <text:p>47,62904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4" calcext:value-type="float">
            <text:p>29,630474</text:p>
          </table:table-cell>
          <table:table-cell office:value-type="float" office:value="40.978634" calcext:value-type="float">
            <text:p>40,978634</text:p>
          </table:table-cell>
          <table:table-cell office:value-type="float" office:value="47.585983" calcext:value-type="float">
            <text:p>47,585983</text:p>
          </table:table-cell>
          <table:table-cell office:value-type="float" office:value="47.629105" calcext:value-type="float">
            <text:p>47,629105</text:p>
          </table:table-cell>
          <table:table-cell office:value-type="float" office:value="47.629272" calcext:value-type="float">
            <text:p>47,62927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32" calcext:value-type="float">
            <text:p>32,630432</text:p>
          </table:table-cell>
          <table:table-cell office:value-type="float" office:value="44.956532" calcext:value-type="float">
            <text:p>44,956532</text:p>
          </table:table-cell>
          <table:table-cell office:value-type="float" office:value="47.628059" calcext:value-type="float">
            <text:p>47,628059</text:p>
          </table:table-cell>
          <table:table-cell office:value-type="float" office:value="47.629189" calcext:value-type="float">
            <text:p>47,629189</text:p>
          </table:table-cell>
          <table:table-cell office:value-type="float" office:value="47.629185" calcext:value-type="float">
            <text:p>47,6291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123" calcext:value-type="float">
            <text:p>35,630123</text:p>
          </table:table-cell>
          <table:table-cell office:value-type="float" office:value="47.512245" calcext:value-type="float">
            <text:p>47,512245</text:p>
          </table:table-cell>
          <table:table-cell table:number-columns-repeated="2" office:value-type="float" office:value="47.629189" calcext:value-type="float">
            <text:p>47,629189</text:p>
          </table:table-cell>
          <table:table-cell office:value-type="float" office:value="47.629181" calcext:value-type="float">
            <text:p>47,6291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27659" calcext:value-type="float">
            <text:p>38,627659</text:p>
          </table:table-cell>
          <table:table-cell office:value-type="float" office:value="47.627617" calcext:value-type="float">
            <text:p>47,627617</text:p>
          </table:table-cell>
          <table:table-cell office:value-type="float" office:value="47.629105" calcext:value-type="float">
            <text:p>47,629105</text:p>
          </table:table-cell>
          <table:table-cell office:value-type="float" office:value="47.629147" calcext:value-type="float">
            <text:p>47,629147</text:p>
          </table:table-cell>
          <table:table-cell office:value-type="float" office:value="47.629143" calcext:value-type="float">
            <text:p>47,62914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08105" calcext:value-type="float">
            <text:p>41,608105</text:p>
          </table:table-cell>
          <table:table-cell office:value-type="float" office:value="47.629009" calcext:value-type="float">
            <text:p>47,629009</text:p>
          </table:table-cell>
          <table:table-cell office:value-type="float" office:value="47.629276" calcext:value-type="float">
            <text:p>47,629276</text:p>
          </table:table-cell>
          <table:table-cell office:value-type="float" office:value="47.629311" calcext:value-type="float">
            <text:p>47,629311</text:p>
          </table:table-cell>
          <table:table-cell office:value-type="float" office:value="47.629089" calcext:value-type="float">
            <text:p>47,62908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597031" calcext:value-type="float">
            <text:p>44,597031</text:p>
          </table:table-cell>
          <table:table-cell office:value-type="float" office:value="47.629227" calcext:value-type="float">
            <text:p>47,629227</text:p>
          </table:table-cell>
          <table:table-cell office:value-type="float" office:value="47.629234" calcext:value-type="float">
            <text:p>47,629234</text:p>
          </table:table-cell>
          <table:table-cell office:value-type="float" office:value="47.62912" calcext:value-type="float">
            <text:p>47,62912</text:p>
          </table:table-cell>
          <table:table-cell office:value-type="float" office:value="47.629288" calcext:value-type="float">
            <text:p>47,62928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string" calcext:value-type="string">
            <text:p><text:s text:c="11"/></text:p>
          </table:table-cell>
          <table:table-cell office:value-type="float" office:value="47.6292" calcext:value-type="float">
            <text:p>47,6292</text:p>
          </table:table-cell>
          <table:table-cell office:value-type="float" office:value="47.62923" calcext:value-type="float">
            <text:p>47,62923</text:p>
          </table:table-cell>
          <table:table-cell office:value-type="float" office:value="47.629215" calcext:value-type="float">
            <text:p>47,629215</text:p>
          </table:table-cell>
          <table:table-cell office:value-type="float" office:value="47.629101" calcext:value-type="float">
            <text:p>47,629101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65536_1" table:style-name="ta1">
        <table:shapes>
          <draw:frame draw:z-index="0" draw:style-name="gr1" draw:text-style-name="P1" svg:width="24cm" svg:height="16cm" svg:x="18.188cm" svg:y="1.445cm">
            <draw:object draw:notify-on-update-of-ranges="E_65536_1.A4:E_65536_1.A18 E_65536_1.B3:E_65536_1.B3 E_65536_1.B4:E_65536_1.B18 E_65536_1.C3:E_65536_1.C3 E_65536_1.C4:E_65536_1.C18 E_65536_1.D3:E_65536_1.D3 E_65536_1.D4:E_65536_1.D18 E_65536_1.E3:E_65536_1.E3 E_65536_1.E4:E_65536_1.E18 E_65536_1.F3:E_65536_1.F3 E_65536_1.F4:E_65536_1.F18 E_65536_1.G3:E_65536_1.G3 E_65536_1.G4:E_65536_1.G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489" calcext:value-type="float">
            <text:p>16,968489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23" calcext:value-type="float">
            <text:p>13,06172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1717" calcext:value-type="float">
            <text:p>22,671717</text:p>
          </table:table-cell>
          <table:table-cell office:value-type="float" office:value="27.754183" calcext:value-type="float">
            <text:p>27,75418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336" calcext:value-type="float">
            <text:p>16,999336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302034" calcext:value-type="float">
            <text:p>28,302034</text:p>
          </table:table-cell>
          <table:table-cell office:value-type="float" office:value="30.682186" calcext:value-type="float">
            <text:p>30,6821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6" calcext:value-type="float">
            <text:p>8,701066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2363" calcext:value-type="float">
            <text:p>20,982363</text:p>
          </table:table-cell>
          <table:table-cell office:value-type="float" office:value="27.625574" calcext:value-type="float">
            <text:p>27,625574</text:p>
          </table:table-cell>
          <table:table-cell office:value-type="float" office:value="30.603058" calcext:value-type="float">
            <text:p>30,603058</text:p>
          </table:table-cell>
          <table:table-cell office:value-type="float" office:value="30.696951" calcext:value-type="float">
            <text:p>30,69695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3" calcext:value-type="float">
            <text:p>10,698023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53079" calcext:value-type="float">
            <text:p>24,953079</text:p>
          </table:table-cell>
          <table:table-cell office:value-type="float" office:value="30.637684" calcext:value-type="float">
            <text:p>30,637684</text:p>
          </table:table-cell>
          <table:table-cell office:value-type="float" office:value="30.695517" calcext:value-type="float">
            <text:p>30,695517</text:p>
          </table:table-cell>
          <table:table-cell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7" calcext:value-type="float">
            <text:p>12,697267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596319" calcext:value-type="float">
            <text:p>28,596319</text:p>
          </table:table-cell>
          <table:table-cell office:value-type="float" office:value="30.69677" calcext:value-type="float">
            <text:p>30,69677</text:p>
          </table:table-cell>
          <table:table-cell office:value-type="float" office:value="30.696985" calcext:value-type="float">
            <text:p>30,696985</text:p>
          </table:table-cell>
          <table:table-cell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93" calcext:value-type="float">
            <text:p>14,697093</text:p>
          </table:table-cell>
          <table:table-cell office:value-type="float" office:value="23.630423" calcext:value-type="float">
            <text:p>23,630423</text:p>
          </table:table-cell>
          <table:table-cell office:value-type="float" office:value="30.42725" calcext:value-type="float">
            <text:p>30,42725</text:p>
          </table:table-cell>
          <table:table-cell office:value-type="float" office:value="30.697004" calcext:value-type="float">
            <text:p>30,697004</text:p>
          </table:table-cell>
          <table:table-cell table:number-columns-repeated="2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6949" calcext:value-type="float">
            <text:p>16,696949</text:p>
          </table:table-cell>
          <table:table-cell office:value-type="float" office:value="26.62772" calcext:value-type="float">
            <text:p>26,62772</text:p>
          </table:table-cell>
          <table:table-cell office:value-type="float" office:value="30.678585" calcext:value-type="float">
            <text:p>30,678585</text:p>
          </table:table-cell>
          <table:table-cell table:number-columns-repeated="3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6663" calcext:value-type="float">
            <text:p>18,696663</text:p>
          </table:table-cell>
          <table:table-cell office:value-type="float" office:value="29.481672" calcext:value-type="float">
            <text:p>29,481672</text:p>
          </table:table-cell>
          <table:table-cell office:value-type="float" office:value="30.695848" calcext:value-type="float">
            <text:p>30,695848</text:p>
          </table:table-cell>
          <table:table-cell table:number-columns-repeated="3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5601" calcext:value-type="float">
            <text:p>20,695601</text:p>
          </table:table-cell>
          <table:table-cell office:value-type="float" office:value="30.648973" calcext:value-type="float">
            <text:p>30,648973</text:p>
          </table:table-cell>
          <table:table-cell office:value-type="float" office:value="30.696936" calcext:value-type="float">
            <text:p>30,696936</text:p>
          </table:table-cell>
          <table:table-cell table:number-columns-repeated="3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1383" calcext:value-type="float">
            <text:p>22,691383</text:p>
          </table:table-cell>
          <table:table-cell office:value-type="float" office:value="30.69622" calcext:value-type="float">
            <text:p>30,69622</text:p>
          </table:table-cell>
          <table:table-cell office:value-type="float" office:value="30.697002" calcext:value-type="float">
            <text:p>30,697002</text:p>
          </table:table-cell>
          <table:table-cell table:number-columns-repeated="3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74641" calcext:value-type="float">
            <text:p>24,674641</text:p>
          </table:table-cell>
          <table:table-cell office:value-type="float" office:value="30.696995" calcext:value-type="float">
            <text:p>30,696995</text:p>
          </table:table-cell>
          <table:table-cell table:number-columns-repeated="4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09545" calcext:value-type="float">
            <text:p>26,609545</text:p>
          </table:table-cell>
          <table:table-cell table:number-columns-repeated="5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37508" calcext:value-type="float">
            <text:p>28,37508</text:p>
          </table:table-cell>
          <table:table-cell table:number-columns-repeated="5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string" calcext:value-type="string">
            <text:p><text:s text:c="11"/></text:p>
          </table:table-cell>
          <table:table-cell table:number-columns-repeated="5" office:value-type="float" office:value="30.697008" calcext:value-type="float">
            <text:p>30,697008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32768_6" table:style-name="ta1">
        <table:shapes>
          <draw:frame draw:z-index="0" draw:style-name="gr1" draw:text-style-name="P1" svg:width="24cm" svg:height="16cm" svg:x="18.188cm" svg:y="1.445cm">
            <draw:object draw:notify-on-update-of-ranges="E_32768_6.A4:E_32768_6.A18 E_32768_6.B3:E_32768_6.B3 E_32768_6.B4:E_32768_6.B18 E_32768_6.C3:E_32768_6.C3 E_32768_6.C4:E_32768_6.C18 E_32768_6.D3:E_32768_6.D3 E_32768_6.D4:E_32768_6.D18 E_32768_6.E3:E_32768_6.E3 E_32768_6.E4:E_32768_6.E18 E_32768_6.F3:E_32768_6.F3 E_32768_6.F4:E_32768_6.F18 E_32768_6.G3:E_32768_6.G3 E_32768_6.G4:E_32768_6.G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59" calcext:value-type="float">
            <text:p>40,584259</text:p>
          </table:table-cell>
          <table:table-cell office:value-type="float" office:value="48.733215" calcext:value-type="float">
            <text:p>48,73321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599" calcext:value-type="float">
            <text:p>46,56599</text:p>
          </table:table-cell>
          <table:table-cell office:value-type="float" office:value="52.856617" calcext:value-type="float">
            <text:p>52,85661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701653" calcext:value-type="float">
            <text:p>51,701653</text:p>
          </table:table-cell>
          <table:table-cell office:value-type="float" office:value="53.004234" calcext:value-type="float">
            <text:p>53,00423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335" calcext:value-type="float">
            <text:p>47,648335</text:p>
          </table:table-cell>
          <table:table-cell office:value-type="float" office:value="52.993675" calcext:value-type="float">
            <text:p>52,993675</text:p>
          </table:table-cell>
          <table:table-cell office:value-type="float" office:value="53.006355" calcext:value-type="float">
            <text:p>53,00635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56" calcext:value-type="float">
            <text:p>40,978756</text:p>
          </table:table-cell>
          <table:table-cell office:value-type="float" office:value="51.972786" calcext:value-type="float">
            <text:p>51,972786</text:p>
          </table:table-cell>
          <table:table-cell office:value-type="float" office:value="53.007061" calcext:value-type="float">
            <text:p>53,007061</text:p>
          </table:table-cell>
          <table:table-cell office:value-type="float" office:value="53.008476" calcext:value-type="float">
            <text:p>53,00847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3888" calcext:value-type="float">
            <text:p>44,973888</text:p>
          </table:table-cell>
          <table:table-cell office:value-type="float" office:value="52.993675" calcext:value-type="float">
            <text:p>52,993675</text:p>
          </table:table-cell>
          <table:table-cell office:value-type="float" office:value="53" calcext:value-type="float">
            <text:p>53</text:p>
          </table:table-cell>
          <table:table-cell office:value-type="float" office:value="53.010605" calcext:value-type="float">
            <text:p>53,01060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6957" calcext:value-type="float">
            <text:p>48,896957</text:p>
          </table:table-cell>
          <table:table-cell office:value-type="float" office:value="53" calcext:value-type="float">
            <text:p>53</text:p>
          </table:table-cell>
          <table:table-cell office:value-type="float" office:value="53.009186" calcext:value-type="float">
            <text:p>53,009186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" calcext:value-type="float">
            <text:p>41,63047</text:p>
          </table:table-cell>
          <table:table-cell office:value-type="float" office:value="52.929878" calcext:value-type="float">
            <text:p>52,929878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6483" calcext:value-type="float">
            <text:p>52,996483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5" calcext:value-type="float">
            <text:p>44,630455</text:p>
          </table:table-cell>
          <table:table-cell office:value-type="float" office:value="52.994377" calcext:value-type="float">
            <text:p>52,994377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2.998592" calcext:value-type="float">
            <text:p>52,998592</text:p>
          </table:table-cell>
          <table:table-cell office:value-type="string" calcext:value-type="string">
            <text:p><text:s text:c="11"/>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288" calcext:value-type="float">
            <text:p>47,629288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8592" calcext:value-type="float">
            <text:p>52,998592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32768_5" table:style-name="ta1">
        <table:shapes>
          <draw:frame draw:z-index="0" draw:style-name="gr1" draw:text-style-name="P1" svg:width="24cm" svg:height="16cm" svg:x="18.188cm" svg:y="1.445cm">
            <draw:object draw:notify-on-update-of-ranges="E_32768_5.A4:E_32768_5.A18 E_32768_5.B3:E_32768_5.B3 E_32768_5.B4:E_32768_5.B18 E_32768_5.C3:E_32768_5.C3 E_32768_5.C4:E_32768_5.C18 E_32768_5.D3:E_32768_5.D3 E_32768_5.D4:E_32768_5.D18 E_32768_5.E3:E_32768_5.E3 E_32768_5.E4:E_32768_5.E18 E_32768_5.F3:E_32768_5.F3 E_32768_5.F4:E_32768_5.F18 E_32768_5.G3:E_32768_5.G3 E_32768_5.G4:E_32768_5.G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59" calcext:value-type="float">
            <text:p>40,584259</text:p>
          </table:table-cell>
          <table:table-cell office:value-type="float" office:value="48.733215" calcext:value-type="float">
            <text:p>48,73321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5983" calcext:value-type="float">
            <text:p>46,565983</text:p>
          </table:table-cell>
          <table:table-cell office:value-type="float" office:value="52.859169" calcext:value-type="float">
            <text:p>52,85916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701653" calcext:value-type="float">
            <text:p>51,701653</text:p>
          </table:table-cell>
          <table:table-cell office:value-type="float" office:value="53.002113" calcext:value-type="float">
            <text:p>53,00211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766" calcext:value-type="float">
            <text:p>47,648766</text:p>
          </table:table-cell>
          <table:table-cell office:value-type="float" office:value="52.992271" calcext:value-type="float">
            <text:p>52,992271</text:p>
          </table:table-cell>
          <table:table-cell office:value-type="float" office:value="53.008476" calcext:value-type="float">
            <text:p>53,00847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56" calcext:value-type="float">
            <text:p>40,978756</text:p>
          </table:table-cell>
          <table:table-cell office:value-type="float" office:value="51.997536" calcext:value-type="float">
            <text:p>51,997536</text:p>
          </table:table-cell>
          <table:table-cell office:value-type="float" office:value="53.007061" calcext:value-type="float">
            <text:p>53,007061</text:p>
          </table:table-cell>
          <table:table-cell office:value-type="float" office:value="53.008476" calcext:value-type="float">
            <text:p>53,00847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3888" calcext:value-type="float">
            <text:p>44,973888</text:p>
          </table:table-cell>
          <table:table-cell office:value-type="float" office:value="52.993675" calcext:value-type="float">
            <text:p>52,993675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.012737" calcext:value-type="float">
            <text:p>53,01273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6957" calcext:value-type="float">
            <text:p>48,896957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.011314" calcext:value-type="float">
            <text:p>53,011314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2.999294" calcext:value-type="float">
            <text:p>52,999294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4" calcext:value-type="float">
            <text:p>41,630474</text:p>
          </table:table-cell>
          <table:table-cell office:value-type="float" office:value="52.929207" calcext:value-type="float">
            <text:p>52,929207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5781" calcext:value-type="float">
            <text:p>52,9957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9" calcext:value-type="float">
            <text:p>44,630459</text:p>
          </table:table-cell>
          <table:table-cell office:value-type="float" office:value="52.995781" calcext:value-type="float">
            <text:p>52,995781</text:p>
          </table:table-cell>
          <table:table-cell office:value-type="float" office:value="52.999294" calcext:value-type="float">
            <text:p>52,999294</text:p>
          </table:table-cell>
          <table:table-cell office:value-type="string" calcext:value-type="string">
            <text:p><text:s text:c="11"/></text:p>
          </table:table-cell>
          <table:table-cell office:value-type="float" office:value="52.998592" calcext:value-type="float">
            <text:p>52,99859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12" calcext:value-type="float">
            <text:p>47,62912</text:p>
          </table:table-cell>
          <table:table-cell table:number-columns-repeated="2" office:value-type="float" office:value="52.995079" calcext:value-type="float">
            <text:p>52,995079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887" calcext:value-type="float">
            <text:p>52,997887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32768_4" table:style-name="ta1">
        <table:shapes>
          <draw:frame draw:z-index="0" draw:style-name="gr1" draw:text-style-name="P1" svg:width="24cm" svg:height="16cm" svg:x="18.188cm" svg:y="1.445cm">
            <draw:object draw:notify-on-update-of-ranges="E_32768_4.A4:E_32768_4.A18 E_32768_4.B3:E_32768_4.B3 E_32768_4.B4:E_32768_4.B18 E_32768_4.C3:E_32768_4.C3 E_32768_4.C4:E_32768_4.C18 E_32768_4.D3:E_32768_4.D3 E_32768_4.D4:E_32768_4.D18 E_32768_4.E3:E_32768_4.E3 E_32768_4.E4:E_32768_4.E18 E_32768_4.F3:E_32768_4.F3 E_32768_4.F4:E_32768_4.F18 E_32768_4.G3:E_32768_4.G3 E_32768_4.G4:E_32768_4.G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59" calcext:value-type="float">
            <text:p>40,584259</text:p>
          </table:table-cell>
          <table:table-cell office:value-type="float" office:value="48.733215" calcext:value-type="float">
            <text:p>48,73321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599" calcext:value-type="float">
            <text:p>46,56599</text:p>
          </table:table-cell>
          <table:table-cell office:value-type="float" office:value="52.857891" calcext:value-type="float">
            <text:p>52,85789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701366" calcext:value-type="float">
            <text:p>51,701366</text:p>
          </table:table-cell>
          <table:table-cell office:value-type="float" office:value="53.003525" calcext:value-type="float">
            <text:p>53,00352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338" calcext:value-type="float">
            <text:p>47,648338</text:p>
          </table:table-cell>
          <table:table-cell office:value-type="float" office:value="52.993675" calcext:value-type="float">
            <text:p>52,993675</text:p>
          </table:table-cell>
          <table:table-cell office:value-type="float" office:value="53.009186" calcext:value-type="float">
            <text:p>53,0091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56" calcext:value-type="float">
            <text:p>40,978756</text:p>
          </table:table-cell>
          <table:table-cell office:value-type="float" office:value="51.997887" calcext:value-type="float">
            <text:p>51,997887</text:p>
          </table:table-cell>
          <table:table-cell office:value-type="float" office:value="53.007771" calcext:value-type="float">
            <text:p>53,007771</text:p>
          </table:table-cell>
          <table:table-cell office:value-type="float" office:value="53.008476" calcext:value-type="float">
            <text:p>53,00847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3888" calcext:value-type="float">
            <text:p>44,973888</text:p>
          </table:table-cell>
          <table:table-cell office:value-type="float" office:value="52.993675" calcext:value-type="float">
            <text:p>52,993675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3.013447" calcext:value-type="float">
            <text:p>53,01344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6957" calcext:value-type="float">
            <text:p>48,896957</text:p>
          </table:table-cell>
          <table:table-cell office:value-type="float" office:value="53" calcext:value-type="float">
            <text:p>53</text:p>
          </table:table-cell>
          <table:table-cell office:value-type="float" office:value="53.012024" calcext:value-type="float">
            <text:p>53,012024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" calcext:value-type="float">
            <text:p>52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3" calcext:value-type="float">
            <text:p>53</text:p>
          </table:table-cell>
          <table:table-cell office:value-type="float" office:value="52.998592" calcext:value-type="float">
            <text:p>52,99859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4" calcext:value-type="float">
            <text:p>41,630474</text:p>
          </table:table-cell>
          <table:table-cell office:value-type="float" office:value="52.93055" calcext:value-type="float">
            <text:p>52,93055</text:p>
          </table:table-cell>
          <table:table-cell table:number-columns-repeated="2" office:value-type="float" office:value="52.997887" calcext:value-type="float">
            <text:p>52,997887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5" calcext:value-type="float">
            <text:p>44,630455</text:p>
          </table:table-cell>
          <table:table-cell office:value-type="float" office:value="52.995781" calcext:value-type="float">
            <text:p>52,995781</text:p>
          </table:table-cell>
          <table:table-cell office:value-type="string" calcext:value-type="string">
            <text:p><text:s text:c="11"/>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7185" calcext:value-type="float">
            <text:p>52,9971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234" calcext:value-type="float">
            <text:p>47,629234</text:p>
          </table:table-cell>
          <table:table-cell table:number-columns-repeated="2" office:value-type="float" office:value="52.998592" calcext:value-type="float">
            <text:p>52,998592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2.998592" calcext:value-type="float">
            <text:p>52,998592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_32768_3" table:style-name="ta1">
        <table:shapes>
          <draw:frame draw:z-index="0" draw:style-name="gr1" draw:text-style-name="P1" svg:width="24cm" svg:height="16cm" svg:x="18.188cm" svg:y="1.445cm">
            <draw:object draw:notify-on-update-of-ranges="E_32768_3.A4:E_32768_3.A18 E_32768_3.B3:E_32768_3.B3 E_32768_3.B4:E_32768_3.B18 E_32768_3.C3:E_32768_3.C3 E_32768_3.C4:E_32768_3.C18 E_32768_3.D3:E_32768_3.D3 E_32768_3.D4:E_32768_3.D18 E_32768_3.E3:E_32768_3.E3 E_32768_3.E4:E_32768_3.E18 E_32768_3.F3:E_32768_3.F3 E_32768_3.F4:E_32768_3.F18 E_32768_3.G3:E_32768_3.G3 E_32768_3.G4:E_32768_3.G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259" calcext:value-type="float">
            <text:p>40,584259</text:p>
          </table:table-cell>
          <table:table-cell office:value-type="float" office:value="48.733215" calcext:value-type="float">
            <text:p>48,73321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65983" calcext:value-type="float">
            <text:p>46,565983</text:p>
          </table:table-cell>
          <table:table-cell office:value-type="float" office:value="52.859169" calcext:value-type="float">
            <text:p>52,85916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701653" calcext:value-type="float">
            <text:p>51,7016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8354" calcext:value-type="float">
            <text:p>47,648354</text:p>
          </table:table-cell>
          <table:table-cell office:value-type="float" office:value="52.983192" calcext:value-type="float">
            <text:p>52,983192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56" calcext:value-type="float">
            <text:p>40,978756</text:p>
          </table:table-cell>
          <table:table-cell office:value-type="float" office:value="51.971405" calcext:value-type="float">
            <text:p>51,971405</text:p>
          </table:table-cell>
          <table:table-cell office:value-type="float" office:value="53" calcext:value-type="float">
            <text:p>53</text:p>
          </table:table-cell>
          <table:table-cell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3888" calcext:value-type="float">
            <text:p>44,973888</text:p>
          </table:table-cell>
          <table:table-cell office:value-type="float" office:value="52.988773" calcext:value-type="float">
            <text:p>52,988773</text:p>
          </table:table-cell>
          <table:table-cell table:number-columns-repeated="2" office:value-type="float" office:value="52.999294" calcext:value-type="float">
            <text:p>52,99929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6957" calcext:value-type="float">
            <text:p>48,896957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8592" calcext:value-type="float">
            <text:p>52,998592</text:p>
          </table:table-cell>
          <table:table-cell office:value-type="float" office:value="52.997185" calcext:value-type="float">
            <text:p>52,9971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1.997887" calcext:value-type="float">
            <text:p>51,997887</text:p>
          </table:table-cell>
          <table:table-cell office:value-type="float" office:value="52.995781" calcext:value-type="float">
            <text:p>52,995781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5781" calcext:value-type="float">
            <text:p>52,9957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" calcext:value-type="float">
            <text:p>41,63047</text:p>
          </table:table-cell>
          <table:table-cell office:value-type="float" office:value="52.929878" calcext:value-type="float">
            <text:p>52,929878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7887" calcext:value-type="float">
            <text:p>52,997887</text:p>
          </table:table-cell>
          <table:table-cell office:value-type="float" office:value="52.994377" calcext:value-type="float">
            <text:p>52,99437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5" calcext:value-type="float">
            <text:p>44,630455</text:p>
          </table:table-cell>
          <table:table-cell office:value-type="string" calcext:value-type="string">
            <text:p><text:s text:c="11"/></text:p>
          </table:table-cell>
          <table:table-cell table:number-columns-repeated="2" office:value-type="float" office:value="52.995781" calcext:value-type="float">
            <text:p>52,995781</text:p>
          </table:table-cell>
          <table:table-cell office:value-type="float" office:value="52.994377" calcext:value-type="float">
            <text:p>52,99437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227" calcext:value-type="float">
            <text:p>47,629227</text:p>
          </table:table-cell>
          <table:table-cell table:number-columns-repeated="4" office:value-type="float" office:value="52.995079" calcext:value-type="float">
            <text:p>52,995079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.00.0000</text:date>, <text:time style:data-style-name="N2" text:time-value="09:51:58.1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08:38:08.609000000</meta:creation-date>
    <dc:date>2021-08-31T09:59:03.344000000</dc:date>
    <meta:editing-duration>PT40M31S</meta:editing-duration>
    <meta:editing-cycles>18</meta:editing-cycles>
    <meta:generator>LibreOffice/7.1.4.2$Windows_X86_64 LibreOffice_project/a529a4fab45b75fefc5b6226684193eb000654f6</meta:generator>
    <meta:document-statistic meta:table-count="11" meta:cell-count="1132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83cm" chart:style-name="ch3">
          <text:p>Эталон: L=2^16, d=6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65536_6.A3:E_65536_6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65536_6.A4:E_65536_6.A18"/>
          </chart:axis>
          <chart:axis chart:dimension="x" chart:name="secondary-x" chart:style-name="ch8">
            <chart:title svg:x="15.927cm" svg:y="11.243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65536_6.B4:E_65536_6.B18" chart:label-cell-address="E_65536_6.B3:E_65536_6.B3" chart:class="chart:line">
            <chart:data-point chart:repeated="15"/>
          </chart:series>
          <chart:series chart:attached-axis="primary-y" chart:style-name="ch14" chart:values-cell-range-address="E_65536_6.C4:E_65536_6.C18" chart:label-cell-address="E_65536_6.C3:E_65536_6.C3" chart:class="chart:line">
            <chart:data-point chart:repeated="15"/>
          </chart:series>
          <chart:series chart:attached-axis="primary-y" chart:style-name="ch15" chart:values-cell-range-address="E_65536_6.D4:E_65536_6.D18" chart:label-cell-address="E_65536_6.D3:E_65536_6.D3" chart:class="chart:line">
            <chart:data-point chart:repeated="15"/>
          </chart:series>
          <chart:series chart:attached-axis="primary-y" chart:style-name="ch16" chart:values-cell-range-address="E_65536_6.E4:E_65536_6.E18" chart:label-cell-address="E_65536_6.E3:E_65536_6.E3" chart:class="chart:line">
            <chart:data-point chart:repeated="15"/>
          </chart:series>
          <chart:series chart:attached-axis="primary-y" chart:style-name="ch17" chart:values-cell-range-address="E_65536_6.F4:E_65536_6.F18" chart:label-cell-address="E_65536_6.F3:E_65536_6.F3" chart:class="chart:line">
            <chart:data-point chart:repeated="15"/>
          </chart:series>
          <chart:series chart:attached-axis="primary-y" chart:style-name="ch18" chart:values-cell-range-address="E_65536_6.G4:E_65536_6.G18" chart:label-cell-address="E_65536_6.G3:E_65536_6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65536_6.B3:E_65536_6.B3</svg:desc>
                </draw:g>
              </table:table-cell>
              <table:table-cell office:value-type="string">
                <text:p>2</text:p>
                <draw:g>
                  <svg:desc>E_65536_6.C3:E_65536_6.C3</svg:desc>
                </draw:g>
              </table:table-cell>
              <table:table-cell office:value-type="string">
                <text:p>3</text:p>
                <draw:g>
                  <svg:desc>E_65536_6.D3:E_65536_6.D3</svg:desc>
                </draw:g>
              </table:table-cell>
              <table:table-cell office:value-type="string">
                <text:p>4</text:p>
                <draw:g>
                  <svg:desc>E_65536_6.E3:E_65536_6.E3</svg:desc>
                </draw:g>
              </table:table-cell>
              <table:table-cell office:value-type="string">
                <text:p>5</text:p>
                <draw:g>
                  <svg:desc>E_65536_6.F3:E_65536_6.F3</svg:desc>
                </draw:g>
              </table:table-cell>
              <table:table-cell office:value-type="string">
                <text:p>6</text:p>
                <draw:g>
                  <svg:desc>E_65536_6.G3:E_65536_6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65536_6.A4:E_65536_6.A18</svg:desc>
                </draw:g>
              </table:table-cell>
              <table:table-cell office:value-type="float" office:value="2.96482">
                <text:p>2.96482</text:p>
                <draw:g>
                  <svg:desc>E_65536_6.B4:E_65536_6.B18</svg:desc>
                </draw:g>
              </table:table-cell>
              <table:table-cell office:value-type="float" office:value="5.945941">
                <text:p>5.945941</text:p>
                <draw:g>
                  <svg:desc>E_65536_6.C4:E_65536_6.C18</svg:desc>
                </draw:g>
              </table:table-cell>
              <table:table-cell office:value-type="float" office:value="9.325764">
                <text:p>9.325764</text:p>
                <draw:g>
                  <svg:desc>E_65536_6.D4:E_65536_6.D18</svg:desc>
                </draw:g>
              </table:table-cell>
              <table:table-cell office:value-type="float" office:value="13.018372">
                <text:p>13.018372</text:p>
                <draw:g>
                  <svg:desc>E_65536_6.E4:E_65536_6.E18</svg:desc>
                </draw:g>
              </table:table-cell>
              <table:table-cell office:value-type="float" office:value="16.968382">
                <text:p>16.968382</text:p>
                <draw:g>
                  <svg:desc>E_65536_6.F4:E_65536_6.F18</svg:desc>
                </draw:g>
              </table:table-cell>
              <table:table-cell office:value-type="float" office:value="21.137064">
                <text:p>21.137064</text:p>
                <draw:g>
                  <svg:desc>E_65536_6.G4:E_65536_6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29">
                <text:p>40.584229</text:p>
              </table:table-cell>
              <table:table-cell office:value-type="float" office:value="48.732483">
                <text:p>48.7324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6505">
                <text:p>46.566505</text:p>
              </table:table-cell>
              <table:table-cell office:value-type="float" office:value="52.859169">
                <text:p>52.859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9">
                <text:p>42.64949</text:p>
              </table:table-cell>
              <table:table-cell office:value-type="float" office:value="51.698505">
                <text:p>51.698505</text:p>
              </table:table-cell>
              <table:table-cell office:value-type="float" office:value="53.002113">
                <text:p>53.0021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75">
                <text:p>47.64875</text:p>
              </table:table-cell>
              <table:table-cell office:value-type="float" office:value="52.977631">
                <text:p>52.977631</text:p>
              </table:table-cell>
              <table:table-cell office:value-type="float" office:value="53.007771">
                <text:p>53.0077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29">
                <text:p>40.978729</text:p>
              </table:table-cell>
              <table:table-cell office:value-type="float" office:value="51.994728">
                <text:p>51.994728</text:p>
              </table:table-cell>
              <table:table-cell office:value-type="float" office:value="53">
                <text:p>53</text:p>
              </table:table-cell>
              <table:table-cell office:value-type="float" office:value="53.002113">
                <text:p>53.00211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4316">
                <text:p>44.974316</text:p>
              </table:table-cell>
              <table:table-cell office:value-type="float" office:value="52.992271">
                <text:p>52.992271</text:p>
              </table:table-cell>
              <table:table-cell office:value-type="float" office:value="53">
                <text:p>53</text:p>
              </table:table-cell>
              <table:table-cell office:value-type="float" office:value="53.000706">
                <text:p>53.00070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4787">
                <text:p>48.89478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">
                <text:p>52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887">
                <text:p>52.997887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4">
                <text:p>41.630474</text:p>
              </table:table-cell>
              <table:table-cell office:value-type="float" office:value="52.929207">
                <text:p>52.929207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7185">
                <text:p>52.99718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5">
                <text:p>44.630455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8592">
                <text:p>52.99859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101">
                <text:p>47.629101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6483">
                <text:p>52.996483</text:p>
              </table:table-cell>
              <table:table-cell office:value-type="float" office:value="52.997887">
                <text:p>52.9978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92cm" chart:style-name="ch3">
          <text:p>Эталон: L=2^15, d=3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32768_3.A3:E_32768_3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32768_3.A4:E_32768_3.A18"/>
          </chart:axis>
          <chart:axis chart:dimension="x" chart:name="secondary-x" chart:style-name="ch8">
            <chart:title svg:x="15.927cm" svg:y="11.252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32768_3.B4:E_32768_3.B18" chart:label-cell-address="E_32768_3.B3:E_32768_3.B3" chart:class="chart:line">
            <chart:data-point chart:repeated="15"/>
          </chart:series>
          <chart:series chart:attached-axis="primary-y" chart:style-name="ch14" chart:values-cell-range-address="E_32768_3.C4:E_32768_3.C18" chart:label-cell-address="E_32768_3.C3:E_32768_3.C3" chart:class="chart:line">
            <chart:data-point chart:repeated="15"/>
          </chart:series>
          <chart:series chart:attached-axis="primary-y" chart:style-name="ch15" chart:values-cell-range-address="E_32768_3.D4:E_32768_3.D18" chart:label-cell-address="E_32768_3.D3:E_32768_3.D3" chart:class="chart:line">
            <chart:data-point chart:repeated="15"/>
          </chart:series>
          <chart:series chart:attached-axis="primary-y" chart:style-name="ch16" chart:values-cell-range-address="E_32768_3.E4:E_32768_3.E18" chart:label-cell-address="E_32768_3.E3:E_32768_3.E3" chart:class="chart:line">
            <chart:data-point chart:repeated="15"/>
          </chart:series>
          <chart:series chart:attached-axis="primary-y" chart:style-name="ch17" chart:values-cell-range-address="E_32768_3.F4:E_32768_3.F18" chart:label-cell-address="E_32768_3.F3:E_32768_3.F3" chart:class="chart:line">
            <chart:data-point chart:repeated="15"/>
          </chart:series>
          <chart:series chart:attached-axis="primary-y" chart:style-name="ch18" chart:values-cell-range-address="E_32768_3.G4:E_32768_3.G18" chart:label-cell-address="E_32768_3.G3:E_32768_3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32768_3.B3:E_32768_3.B3</svg:desc>
                </draw:g>
              </table:table-cell>
              <table:table-cell office:value-type="string">
                <text:p>2</text:p>
                <draw:g>
                  <svg:desc>E_32768_3.C3:E_32768_3.C3</svg:desc>
                </draw:g>
              </table:table-cell>
              <table:table-cell office:value-type="string">
                <text:p>3</text:p>
                <draw:g>
                  <svg:desc>E_32768_3.D3:E_32768_3.D3</svg:desc>
                </draw:g>
              </table:table-cell>
              <table:table-cell office:value-type="string">
                <text:p>4</text:p>
                <draw:g>
                  <svg:desc>E_32768_3.E3:E_32768_3.E3</svg:desc>
                </draw:g>
              </table:table-cell>
              <table:table-cell office:value-type="string">
                <text:p>5</text:p>
                <draw:g>
                  <svg:desc>E_32768_3.F3:E_32768_3.F3</svg:desc>
                </draw:g>
              </table:table-cell>
              <table:table-cell office:value-type="string">
                <text:p>6</text:p>
                <draw:g>
                  <svg:desc>E_32768_3.G3:E_32768_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32768_3.A4:E_32768_3.A18</svg:desc>
                </draw:g>
              </table:table-cell>
              <table:table-cell office:value-type="float" office:value="2.96482">
                <text:p>2.96482</text:p>
                <draw:g>
                  <svg:desc>E_32768_3.B4:E_32768_3.B18</svg:desc>
                </draw:g>
              </table:table-cell>
              <table:table-cell office:value-type="float" office:value="5.945941">
                <text:p>5.945941</text:p>
                <draw:g>
                  <svg:desc>E_32768_3.C4:E_32768_3.C18</svg:desc>
                </draw:g>
              </table:table-cell>
              <table:table-cell office:value-type="float" office:value="9.325764">
                <text:p>9.325764</text:p>
                <draw:g>
                  <svg:desc>E_32768_3.D4:E_32768_3.D18</svg:desc>
                </draw:g>
              </table:table-cell>
              <table:table-cell office:value-type="float" office:value="13.018372">
                <text:p>13.018372</text:p>
                <draw:g>
                  <svg:desc>E_32768_3.E4:E_32768_3.E18</svg:desc>
                </draw:g>
              </table:table-cell>
              <table:table-cell office:value-type="float" office:value="16.968382">
                <text:p>16.968382</text:p>
                <draw:g>
                  <svg:desc>E_32768_3.F4:E_32768_3.F18</svg:desc>
                </draw:g>
              </table:table-cell>
              <table:table-cell office:value-type="float" office:value="21.137064">
                <text:p>21.137064</text:p>
                <draw:g>
                  <svg:desc>E_32768_3.G4:E_32768_3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59">
                <text:p>40.584259</text:p>
              </table:table-cell>
              <table:table-cell office:value-type="float" office:value="48.733215">
                <text:p>48.733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5983">
                <text:p>46.565983</text:p>
              </table:table-cell>
              <table:table-cell office:value-type="float" office:value="52.859169">
                <text:p>52.859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701653">
                <text:p>51.7016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354">
                <text:p>47.648354</text:p>
              </table:table-cell>
              <table:table-cell office:value-type="float" office:value="52.983192">
                <text:p>52.983192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56">
                <text:p>40.978756</text:p>
              </table:table-cell>
              <table:table-cell office:value-type="float" office:value="51.971405">
                <text:p>51.971405</text:p>
              </table:table-cell>
              <table:table-cell office:value-type="float" office:value="53">
                <text:p>53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3888">
                <text:p>44.973888</text:p>
              </table:table-cell>
              <table:table-cell office:value-type="float" office:value="52.988773">
                <text:p>52.988773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6957">
                <text:p>48.896957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7185">
                <text:p>52.99718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1.997887">
                <text:p>51.997887</text:p>
              </table:table-cell>
              <table:table-cell office:value-type="float" office:value="52.995781">
                <text:p>52.995781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5781">
                <text:p>52.995781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">
                <text:p>41.63047</text:p>
              </table:table-cell>
              <table:table-cell office:value-type="float" office:value="52.929878">
                <text:p>52.929878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4377">
                <text:p>52.99437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5">
                <text:p>44.630455</text:p>
              </table:table-cell>
              <table:table-cell office:value-type="float" office:value="NaN">
                <text:p>NaN</text:p>
              </table:table-cell>
              <table:table-cell office:value-type="float" office:value="52.995781">
                <text:p>52.995781</text:p>
              </table:table-cell>
              <table:table-cell office:value-type="float" office:value="52.995781">
                <text:p>52.995781</text:p>
              </table:table-cell>
              <table:table-cell office:value-type="float" office:value="52.994377">
                <text:p>52.99437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227">
                <text:p>47.629227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5079">
                <text:p>52.9950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84cm" chart:style-name="ch3">
          <text:p>Эталон: L=2^16, d=5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65536_5.A3:E_65536_5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65536_5.A4:E_65536_5.A18"/>
          </chart:axis>
          <chart:axis chart:dimension="x" chart:name="secondary-x" chart:style-name="ch8">
            <chart:title svg:x="15.927cm" svg:y="11.244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65536_5.B4:E_65536_5.B18" chart:label-cell-address="E_65536_5.B3:E_65536_5.B3" chart:class="chart:line">
            <chart:data-point chart:repeated="15"/>
          </chart:series>
          <chart:series chart:attached-axis="primary-y" chart:style-name="ch14" chart:values-cell-range-address="E_65536_5.C4:E_65536_5.C18" chart:label-cell-address="E_65536_5.C3:E_65536_5.C3" chart:class="chart:line">
            <chart:data-point chart:repeated="15"/>
          </chart:series>
          <chart:series chart:attached-axis="primary-y" chart:style-name="ch15" chart:values-cell-range-address="E_65536_5.D4:E_65536_5.D18" chart:label-cell-address="E_65536_5.D3:E_65536_5.D3" chart:class="chart:line">
            <chart:data-point chart:repeated="15"/>
          </chart:series>
          <chart:series chart:attached-axis="primary-y" chart:style-name="ch16" chart:values-cell-range-address="E_65536_5.E4:E_65536_5.E18" chart:label-cell-address="E_65536_5.E3:E_65536_5.E3" chart:class="chart:line">
            <chart:data-point chart:repeated="15"/>
          </chart:series>
          <chart:series chart:attached-axis="primary-y" chart:style-name="ch17" chart:values-cell-range-address="E_65536_5.F4:E_65536_5.F18" chart:label-cell-address="E_65536_5.F3:E_65536_5.F3" chart:class="chart:line">
            <chart:data-point chart:repeated="15"/>
          </chart:series>
          <chart:series chart:attached-axis="primary-y" chart:style-name="ch18" chart:values-cell-range-address="E_65536_5.G4:E_65536_5.G18" chart:label-cell-address="E_65536_5.G3:E_65536_5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65536_5.B3:E_65536_5.B3</svg:desc>
                </draw:g>
              </table:table-cell>
              <table:table-cell office:value-type="string">
                <text:p>2</text:p>
                <draw:g>
                  <svg:desc>E_65536_5.C3:E_65536_5.C3</svg:desc>
                </draw:g>
              </table:table-cell>
              <table:table-cell office:value-type="string">
                <text:p>3</text:p>
                <draw:g>
                  <svg:desc>E_65536_5.D3:E_65536_5.D3</svg:desc>
                </draw:g>
              </table:table-cell>
              <table:table-cell office:value-type="string">
                <text:p>4</text:p>
                <draw:g>
                  <svg:desc>E_65536_5.E3:E_65536_5.E3</svg:desc>
                </draw:g>
              </table:table-cell>
              <table:table-cell office:value-type="string">
                <text:p>5</text:p>
                <draw:g>
                  <svg:desc>E_65536_5.F3:E_65536_5.F3</svg:desc>
                </draw:g>
              </table:table-cell>
              <table:table-cell office:value-type="string">
                <text:p>6</text:p>
                <draw:g>
                  <svg:desc>E_65536_5.G3:E_65536_5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65536_5.A4:E_65536_5.A18</svg:desc>
                </draw:g>
              </table:table-cell>
              <table:table-cell office:value-type="float" office:value="2.96482">
                <text:p>2.96482</text:p>
                <draw:g>
                  <svg:desc>E_65536_5.B4:E_65536_5.B18</svg:desc>
                </draw:g>
              </table:table-cell>
              <table:table-cell office:value-type="float" office:value="5.945941">
                <text:p>5.945941</text:p>
                <draw:g>
                  <svg:desc>E_65536_5.C4:E_65536_5.C18</svg:desc>
                </draw:g>
              </table:table-cell>
              <table:table-cell office:value-type="float" office:value="9.325764">
                <text:p>9.325764</text:p>
                <draw:g>
                  <svg:desc>E_65536_5.D4:E_65536_5.D18</svg:desc>
                </draw:g>
              </table:table-cell>
              <table:table-cell office:value-type="float" office:value="13.018372">
                <text:p>13.018372</text:p>
                <draw:g>
                  <svg:desc>E_65536_5.E4:E_65536_5.E18</svg:desc>
                </draw:g>
              </table:table-cell>
              <table:table-cell office:value-type="float" office:value="16.968382">
                <text:p>16.968382</text:p>
                <draw:g>
                  <svg:desc>E_65536_5.F4:E_65536_5.F18</svg:desc>
                </draw:g>
              </table:table-cell>
              <table:table-cell office:value-type="float" office:value="21.137064">
                <text:p>21.137064</text:p>
                <draw:g>
                  <svg:desc>E_65536_5.G4:E_65536_5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29">
                <text:p>40.584229</text:p>
              </table:table-cell>
              <table:table-cell office:value-type="float" office:value="48.733215">
                <text:p>48.733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6521">
                <text:p>46.566521</text:p>
              </table:table-cell>
              <table:table-cell office:value-type="float" office:value="52.856617">
                <text:p>52.8566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698505">
                <text:p>51.698505</text:p>
              </table:table-cell>
              <table:table-cell office:value-type="float" office:value="53.004234">
                <text:p>53.0042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495">
                <text:p>47.648495</text:p>
              </table:table-cell>
              <table:table-cell office:value-type="float" office:value="52.978325">
                <text:p>52.978325</text:p>
              </table:table-cell>
              <table:table-cell office:value-type="float" office:value="53.007771">
                <text:p>53.0077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29">
                <text:p>40.978729</text:p>
              </table:table-cell>
              <table:table-cell office:value-type="float" office:value="51.988773">
                <text:p>51.988773</text:p>
              </table:table-cell>
              <table:table-cell office:value-type="float" office:value="53.007061">
                <text:p>53.007061</text:p>
              </table:table-cell>
              <table:table-cell office:value-type="float" office:value="53.007771">
                <text:p>53.00777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4319">
                <text:p>44.974319</text:p>
              </table:table-cell>
              <table:table-cell office:value-type="float" office:value="52.989471">
                <text:p>52.989471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887">
                <text:p>52.99788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4787">
                <text:p>48.894787</text:p>
              </table:table-cell>
              <table:table-cell office:value-type="float" office:value="53.000706">
                <text:p>53.000706</text:p>
              </table:table-cell>
              <table:table-cell office:value-type="float" office:value="52.999294">
                <text:p>52.9992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">
                <text:p>52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6483">
                <text:p>52.99648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">
                <text:p>41.63047</text:p>
              </table:table-cell>
              <table:table-cell office:value-type="float" office:value="52.933239">
                <text:p>52.933239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887">
                <text:p>52.99788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47">
                <text:p>44.630447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887">
                <text:p>52.99788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215">
                <text:p>47.629215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6483">
                <text:p>52.996483</text:p>
              </table:table-cell>
              <table:table-cell office:value-type="float" office:value="NaN">
                <text:p>NaN</text:p>
              </table:table-cell>
              <table:table-cell office:value-type="float" office:value="52.997887">
                <text:p>52.997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85cm" chart:style-name="ch3">
          <text:p>Эталон: L=2^16, d=4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65536_4.A3:E_65536_4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65536_4.A4:E_65536_4.A18"/>
          </chart:axis>
          <chart:axis chart:dimension="x" chart:name="secondary-x" chart:style-name="ch8">
            <chart:title svg:x="15.927cm" svg:y="11.245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65536_4.B4:E_65536_4.B18" chart:label-cell-address="E_65536_4.B3:E_65536_4.B3" chart:class="chart:line">
            <chart:data-point chart:repeated="15"/>
          </chart:series>
          <chart:series chart:attached-axis="primary-y" chart:style-name="ch14" chart:values-cell-range-address="E_65536_4.C4:E_65536_4.C18" chart:label-cell-address="E_65536_4.C3:E_65536_4.C3" chart:class="chart:line">
            <chart:data-point chart:repeated="15"/>
          </chart:series>
          <chart:series chart:attached-axis="primary-y" chart:style-name="ch15" chart:values-cell-range-address="E_65536_4.D4:E_65536_4.D18" chart:label-cell-address="E_65536_4.D3:E_65536_4.D3" chart:class="chart:line">
            <chart:data-point chart:repeated="15"/>
          </chart:series>
          <chart:series chart:attached-axis="primary-y" chart:style-name="ch16" chart:values-cell-range-address="E_65536_4.E4:E_65536_4.E18" chart:label-cell-address="E_65536_4.E3:E_65536_4.E3" chart:class="chart:line">
            <chart:data-point chart:repeated="15"/>
          </chart:series>
          <chart:series chart:attached-axis="primary-y" chart:style-name="ch17" chart:values-cell-range-address="E_65536_4.F4:E_65536_4.F18" chart:label-cell-address="E_65536_4.F3:E_65536_4.F3" chart:class="chart:line">
            <chart:data-point chart:repeated="15"/>
          </chart:series>
          <chart:series chart:attached-axis="primary-y" chart:style-name="ch18" chart:values-cell-range-address="E_65536_4.G4:E_65536_4.G18" chart:label-cell-address="E_65536_4.G3:E_65536_4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65536_4.B3:E_65536_4.B3</svg:desc>
                </draw:g>
              </table:table-cell>
              <table:table-cell office:value-type="string">
                <text:p>2</text:p>
                <draw:g>
                  <svg:desc>E_65536_4.C3:E_65536_4.C3</svg:desc>
                </draw:g>
              </table:table-cell>
              <table:table-cell office:value-type="string">
                <text:p>3</text:p>
                <draw:g>
                  <svg:desc>E_65536_4.D3:E_65536_4.D3</svg:desc>
                </draw:g>
              </table:table-cell>
              <table:table-cell office:value-type="string">
                <text:p>4</text:p>
                <draw:g>
                  <svg:desc>E_65536_4.E3:E_65536_4.E3</svg:desc>
                </draw:g>
              </table:table-cell>
              <table:table-cell office:value-type="string">
                <text:p>5</text:p>
                <draw:g>
                  <svg:desc>E_65536_4.F3:E_65536_4.F3</svg:desc>
                </draw:g>
              </table:table-cell>
              <table:table-cell office:value-type="string">
                <text:p>6</text:p>
                <draw:g>
                  <svg:desc>E_65536_4.G3:E_65536_4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65536_4.A4:E_65536_4.A18</svg:desc>
                </draw:g>
              </table:table-cell>
              <table:table-cell office:value-type="float" office:value="2.96482">
                <text:p>2.96482</text:p>
                <draw:g>
                  <svg:desc>E_65536_4.B4:E_65536_4.B18</svg:desc>
                </draw:g>
              </table:table-cell>
              <table:table-cell office:value-type="float" office:value="5.945941">
                <text:p>5.945941</text:p>
                <draw:g>
                  <svg:desc>E_65536_4.C4:E_65536_4.C18</svg:desc>
                </draw:g>
              </table:table-cell>
              <table:table-cell office:value-type="float" office:value="9.325764">
                <text:p>9.325764</text:p>
                <draw:g>
                  <svg:desc>E_65536_4.D4:E_65536_4.D18</svg:desc>
                </draw:g>
              </table:table-cell>
              <table:table-cell office:value-type="float" office:value="13.018372">
                <text:p>13.018372</text:p>
                <draw:g>
                  <svg:desc>E_65536_4.E4:E_65536_4.E18</svg:desc>
                </draw:g>
              </table:table-cell>
              <table:table-cell office:value-type="float" office:value="16.968382">
                <text:p>16.968382</text:p>
                <draw:g>
                  <svg:desc>E_65536_4.F4:E_65536_4.F18</svg:desc>
                </draw:g>
              </table:table-cell>
              <table:table-cell office:value-type="float" office:value="21.137064">
                <text:p>21.137064</text:p>
                <draw:g>
                  <svg:desc>E_65536_4.G4:E_65536_4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29">
                <text:p>40.584229</text:p>
              </table:table-cell>
              <table:table-cell office:value-type="float" office:value="48.732468">
                <text:p>48.7324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6505">
                <text:p>46.566505</text:p>
              </table:table-cell>
              <table:table-cell office:value-type="float" office:value="52.859169">
                <text:p>52.859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698505">
                <text:p>51.698505</text:p>
              </table:table-cell>
              <table:table-cell office:value-type="float" office:value="53.002819">
                <text:p>53.0028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476">
                <text:p>47.648476</text:p>
              </table:table-cell>
              <table:table-cell office:value-type="float" office:value="52.97694">
                <text:p>52.97694</text:p>
              </table:table-cell>
              <table:table-cell office:value-type="float" office:value="53.007061">
                <text:p>53.0070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29">
                <text:p>40.978729</text:p>
              </table:table-cell>
              <table:table-cell office:value-type="float" office:value="51.996834">
                <text:p>51.996834</text:p>
              </table:table-cell>
              <table:table-cell office:value-type="float" office:value="53.000706">
                <text:p>53.000706</text:p>
              </table:table-cell>
              <table:table-cell office:value-type="float" office:value="53.002819">
                <text:p>53.00281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4319">
                <text:p>44.974319</text:p>
              </table:table-cell>
              <table:table-cell office:value-type="float" office:value="52.99157">
                <text:p>52.99157</text:p>
              </table:table-cell>
              <table:table-cell office:value-type="float" office:value="52.999294">
                <text:p>52.999294</text:p>
              </table:table-cell>
              <table:table-cell office:value-type="float" office:value="53.001411">
                <text:p>53.00141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4787">
                <text:p>48.894787</text:p>
              </table:table-cell>
              <table:table-cell office:value-type="float" office:value="52.999294">
                <text:p>52.999294</text:p>
              </table:table-cell>
              <table:table-cell office:value-type="float" office:value="53.000706">
                <text:p>53.000706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">
                <text:p>52</text:p>
              </table:table-cell>
              <table:table-cell office:value-type="float" office:value="52.998592">
                <text:p>52.99859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4">
                <text:p>41.630474</text:p>
              </table:table-cell>
              <table:table-cell office:value-type="float" office:value="52.931221">
                <text:p>52.931221</text:p>
              </table:table-cell>
              <table:table-cell office:value-type="float" office:value="52.999294">
                <text:p>52.999294</text:p>
              </table:table-cell>
              <table:table-cell office:value-type="float" office:value="53">
                <text:p>53</text:p>
              </table:table-cell>
              <table:table-cell office:value-type="float" office:value="52.997185">
                <text:p>52.99718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5">
                <text:p>44.630455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8592">
                <text:p>52.99859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23">
                <text:p>47.62923</text:p>
              </table:table-cell>
              <table:table-cell office:value-type="float" office:value="52.996483">
                <text:p>52.996483</text:p>
              </table:table-cell>
              <table:table-cell office:value-type="float" office:value="NaN">
                <text:p>NaN</text:p>
              </table:table-cell>
              <table:table-cell office:value-type="float" office:value="52.996483">
                <text:p>52.996483</text:p>
              </table:table-cell>
              <table:table-cell office:value-type="float" office:value="52.996483">
                <text:p>52.996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86cm" chart:style-name="ch3">
          <text:p>Эталон: L=2^16, d=3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65536_3.A3:E_65536_3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65536_3.A4:E_65536_3.A18"/>
          </chart:axis>
          <chart:axis chart:dimension="x" chart:name="secondary-x" chart:style-name="ch8">
            <chart:title svg:x="15.927cm" svg:y="11.246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65536_3.B4:E_65536_3.B18" chart:label-cell-address="E_65536_3.B3:E_65536_3.B3" chart:class="chart:line">
            <chart:data-point chart:repeated="15"/>
          </chart:series>
          <chart:series chart:attached-axis="primary-y" chart:style-name="ch14" chart:values-cell-range-address="E_65536_3.C4:E_65536_3.C18" chart:label-cell-address="E_65536_3.C3:E_65536_3.C3" chart:class="chart:line">
            <chart:data-point chart:repeated="15"/>
          </chart:series>
          <chart:series chart:attached-axis="primary-y" chart:style-name="ch15" chart:values-cell-range-address="E_65536_3.D4:E_65536_3.D18" chart:label-cell-address="E_65536_3.D3:E_65536_3.D3" chart:class="chart:line">
            <chart:data-point chart:repeated="15"/>
          </chart:series>
          <chart:series chart:attached-axis="primary-y" chart:style-name="ch16" chart:values-cell-range-address="E_65536_3.E4:E_65536_3.E18" chart:label-cell-address="E_65536_3.E3:E_65536_3.E3" chart:class="chart:line">
            <chart:data-point chart:repeated="15"/>
          </chart:series>
          <chart:series chart:attached-axis="primary-y" chart:style-name="ch17" chart:values-cell-range-address="E_65536_3.F4:E_65536_3.F18" chart:label-cell-address="E_65536_3.F3:E_65536_3.F3" chart:class="chart:line">
            <chart:data-point chart:repeated="15"/>
          </chart:series>
          <chart:series chart:attached-axis="primary-y" chart:style-name="ch18" chart:values-cell-range-address="E_65536_3.G4:E_65536_3.G18" chart:label-cell-address="E_65536_3.G3:E_65536_3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65536_3.B3:E_65536_3.B3</svg:desc>
                </draw:g>
              </table:table-cell>
              <table:table-cell office:value-type="string">
                <text:p>2</text:p>
                <draw:g>
                  <svg:desc>E_65536_3.C3:E_65536_3.C3</svg:desc>
                </draw:g>
              </table:table-cell>
              <table:table-cell office:value-type="string">
                <text:p>3</text:p>
                <draw:g>
                  <svg:desc>E_65536_3.D3:E_65536_3.D3</svg:desc>
                </draw:g>
              </table:table-cell>
              <table:table-cell office:value-type="string">
                <text:p>4</text:p>
                <draw:g>
                  <svg:desc>E_65536_3.E3:E_65536_3.E3</svg:desc>
                </draw:g>
              </table:table-cell>
              <table:table-cell office:value-type="string">
                <text:p>5</text:p>
                <draw:g>
                  <svg:desc>E_65536_3.F3:E_65536_3.F3</svg:desc>
                </draw:g>
              </table:table-cell>
              <table:table-cell office:value-type="string">
                <text:p>6</text:p>
                <draw:g>
                  <svg:desc>E_65536_3.G3:E_65536_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65536_3.A4:E_65536_3.A18</svg:desc>
                </draw:g>
              </table:table-cell>
              <table:table-cell office:value-type="float" office:value="2.96482">
                <text:p>2.96482</text:p>
                <draw:g>
                  <svg:desc>E_65536_3.B4:E_65536_3.B18</svg:desc>
                </draw:g>
              </table:table-cell>
              <table:table-cell office:value-type="float" office:value="5.945941">
                <text:p>5.945941</text:p>
                <draw:g>
                  <svg:desc>E_65536_3.C4:E_65536_3.C18</svg:desc>
                </draw:g>
              </table:table-cell>
              <table:table-cell office:value-type="float" office:value="9.325764">
                <text:p>9.325764</text:p>
                <draw:g>
                  <svg:desc>E_65536_3.D4:E_65536_3.D18</svg:desc>
                </draw:g>
              </table:table-cell>
              <table:table-cell office:value-type="float" office:value="13.018372">
                <text:p>13.018372</text:p>
                <draw:g>
                  <svg:desc>E_65536_3.E4:E_65536_3.E18</svg:desc>
                </draw:g>
              </table:table-cell>
              <table:table-cell office:value-type="float" office:value="16.968382">
                <text:p>16.968382</text:p>
                <draw:g>
                  <svg:desc>E_65536_3.F4:E_65536_3.F18</svg:desc>
                </draw:g>
              </table:table-cell>
              <table:table-cell office:value-type="float" office:value="21.137064">
                <text:p>21.137064</text:p>
                <draw:g>
                  <svg:desc>E_65536_3.G4:E_65536_3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29">
                <text:p>40.584229</text:p>
              </table:table-cell>
              <table:table-cell office:value-type="float" office:value="48.732471">
                <text:p>48.7324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6505">
                <text:p>46.566505</text:p>
              </table:table-cell>
              <table:table-cell office:value-type="float" office:value="52.859169">
                <text:p>52.859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698505">
                <text:p>51.698505</text:p>
              </table:table-cell>
              <table:table-cell office:value-type="float" office:value="53.003525">
                <text:p>53.0035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396">
                <text:p>47.648396</text:p>
              </table:table-cell>
              <table:table-cell office:value-type="float" office:value="52.978325">
                <text:p>52.978325</text:p>
              </table:table-cell>
              <table:table-cell office:value-type="float" office:value="53.007061">
                <text:p>53.0070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29">
                <text:p>40.978729</text:p>
              </table:table-cell>
              <table:table-cell office:value-type="float" office:value="51.987724">
                <text:p>51.987724</text:p>
              </table:table-cell>
              <table:table-cell office:value-type="float" office:value="53.006355">
                <text:p>53.006355</text:p>
              </table:table-cell>
              <table:table-cell office:value-type="float" office:value="53.007771">
                <text:p>53.00777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4319">
                <text:p>44.974319</text:p>
              </table:table-cell>
              <table:table-cell office:value-type="float" office:value="52.989471">
                <text:p>52.989471</text:p>
              </table:table-cell>
              <table:table-cell office:value-type="float" office:value="53">
                <text:p>53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4745">
                <text:p>48.894745</text:p>
              </table:table-cell>
              <table:table-cell office:value-type="float" office:value="53">
                <text:p>53</text:p>
              </table:table-cell>
              <table:table-cell office:value-type="float" office:value="52.999294">
                <text:p>52.9992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">
                <text:p>52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4">
                <text:p>41.630474</text:p>
              </table:table-cell>
              <table:table-cell office:value-type="float" office:value="52.931221">
                <text:p>52.931221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185">
                <text:p>52.99718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1">
                <text:p>44.630451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7887">
                <text:p>52.99788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2">
                <text:p>47.6292</text:p>
              </table:table-cell>
              <table:table-cell office:value-type="float" office:value="NaN">
                <text:p>NaN</text:p>
              </table:table-cell>
              <table:table-cell office:value-type="float" office:value="52.996483">
                <text:p>52.996483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5079">
                <text:p>52.9950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87cm" chart:style-name="ch3">
          <text:p>Эталон: L=2^16, d=2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65536_2.A3:E_65536_2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65536_2.A4:E_65536_2.A18"/>
          </chart:axis>
          <chart:axis chart:dimension="x" chart:name="secondary-x" chart:style-name="ch8">
            <chart:title svg:x="15.927cm" svg:y="11.247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65536_2.B4:E_65536_2.B18" chart:label-cell-address="E_65536_2.B3:E_65536_2.B3" chart:class="chart:line">
            <chart:data-point chart:repeated="15"/>
          </chart:series>
          <chart:series chart:attached-axis="primary-y" chart:style-name="ch14" chart:values-cell-range-address="E_65536_2.C4:E_65536_2.C18" chart:label-cell-address="E_65536_2.C3:E_65536_2.C3" chart:class="chart:line">
            <chart:data-point chart:repeated="15"/>
          </chart:series>
          <chart:series chart:attached-axis="primary-y" chart:style-name="ch15" chart:values-cell-range-address="E_65536_2.D4:E_65536_2.D18" chart:label-cell-address="E_65536_2.D3:E_65536_2.D3" chart:class="chart:line">
            <chart:data-point chart:repeated="15"/>
          </chart:series>
          <chart:series chart:attached-axis="primary-y" chart:style-name="ch16" chart:values-cell-range-address="E_65536_2.E4:E_65536_2.E18" chart:label-cell-address="E_65536_2.E3:E_65536_2.E3" chart:class="chart:line">
            <chart:data-point chart:repeated="15"/>
          </chart:series>
          <chart:series chart:attached-axis="primary-y" chart:style-name="ch17" chart:values-cell-range-address="E_65536_2.F4:E_65536_2.F18" chart:label-cell-address="E_65536_2.F3:E_65536_2.F3" chart:class="chart:line">
            <chart:data-point chart:repeated="15"/>
          </chart:series>
          <chart:series chart:attached-axis="primary-y" chart:style-name="ch18" chart:values-cell-range-address="E_65536_2.G4:E_65536_2.G18" chart:label-cell-address="E_65536_2.G3:E_65536_2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65536_2.B3:E_65536_2.B3</svg:desc>
                </draw:g>
              </table:table-cell>
              <table:table-cell office:value-type="string">
                <text:p>2</text:p>
                <draw:g>
                  <svg:desc>E_65536_2.C3:E_65536_2.C3</svg:desc>
                </draw:g>
              </table:table-cell>
              <table:table-cell office:value-type="string">
                <text:p>3</text:p>
                <draw:g>
                  <svg:desc>E_65536_2.D3:E_65536_2.D3</svg:desc>
                </draw:g>
              </table:table-cell>
              <table:table-cell office:value-type="string">
                <text:p>4</text:p>
                <draw:g>
                  <svg:desc>E_65536_2.E3:E_65536_2.E3</svg:desc>
                </draw:g>
              </table:table-cell>
              <table:table-cell office:value-type="string">
                <text:p>5</text:p>
                <draw:g>
                  <svg:desc>E_65536_2.F3:E_65536_2.F3</svg:desc>
                </draw:g>
              </table:table-cell>
              <table:table-cell office:value-type="string">
                <text:p>6</text:p>
                <draw:g>
                  <svg:desc>E_65536_2.G3:E_65536_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65536_2.A4:E_65536_2.A18</svg:desc>
                </draw:g>
              </table:table-cell>
              <table:table-cell office:value-type="float" office:value="2.96482">
                <text:p>2.96482</text:p>
                <draw:g>
                  <svg:desc>E_65536_2.B4:E_65536_2.B18</svg:desc>
                </draw:g>
              </table:table-cell>
              <table:table-cell office:value-type="float" office:value="5.945941">
                <text:p>5.945941</text:p>
                <draw:g>
                  <svg:desc>E_65536_2.C4:E_65536_2.C18</svg:desc>
                </draw:g>
              </table:table-cell>
              <table:table-cell office:value-type="float" office:value="9.325764">
                <text:p>9.325764</text:p>
                <draw:g>
                  <svg:desc>E_65536_2.D4:E_65536_2.D18</svg:desc>
                </draw:g>
              </table:table-cell>
              <table:table-cell office:value-type="float" office:value="13.018372">
                <text:p>13.018372</text:p>
                <draw:g>
                  <svg:desc>E_65536_2.E4:E_65536_2.E18</svg:desc>
                </draw:g>
              </table:table-cell>
              <table:table-cell office:value-type="float" office:value="16.968382">
                <text:p>16.968382</text:p>
                <draw:g>
                  <svg:desc>E_65536_2.F4:E_65536_2.F18</svg:desc>
                </draw:g>
              </table:table-cell>
              <table:table-cell office:value-type="float" office:value="21.137064">
                <text:p>21.137064</text:p>
                <draw:g>
                  <svg:desc>E_65536_2.G4:E_65536_2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8">
                <text:p>27.832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2016">
                <text:p>34.762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20448">
                <text:p>41.720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11">
                <text:p>32.650711</text:p>
              </table:table-cell>
              <table:table-cell office:value-type="float" office:value="40.583996">
                <text:p>40.583996</text:p>
              </table:table-cell>
              <table:table-cell office:value-type="float" office:value="47.080147">
                <text:p>47.0801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8319">
                <text:p>37.648319</text:p>
              </table:table-cell>
              <table:table-cell office:value-type="float" office:value="46.411278">
                <text:p>46.411278</text:p>
              </table:table-cell>
              <table:table-cell office:value-type="float" office:value="47.623848">
                <text:p>47.6238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8">
                <text:p>23.630548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04519">
                <text:p>42.604519</text:p>
              </table:table-cell>
              <table:table-cell office:value-type="float" office:value="47.626297">
                <text:p>47.626297</text:p>
              </table:table-cell>
              <table:table-cell office:value-type="float" office:value="47.629433">
                <text:p>47.6294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92">
                <text:p>36.978992</text:p>
              </table:table-cell>
              <table:table-cell office:value-type="float" office:value="46.639755">
                <text:p>46.639755</text:p>
              </table:table-cell>
              <table:table-cell office:value-type="float" office:value="47.629047">
                <text:p>47.629047</text:p>
              </table:table-cell>
              <table:table-cell office:value-type="float" office:value="47.629047">
                <text:p>47.6290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4">
                <text:p>29.630474</text:p>
              </table:table-cell>
              <table:table-cell office:value-type="float" office:value="40.978634">
                <text:p>40.978634</text:p>
              </table:table-cell>
              <table:table-cell office:value-type="float" office:value="47.585983">
                <text:p>47.585983</text:p>
              </table:table-cell>
              <table:table-cell office:value-type="float" office:value="47.629105">
                <text:p>47.629105</text:p>
              </table:table-cell>
              <table:table-cell office:value-type="float" office:value="47.629272">
                <text:p>47.62927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32">
                <text:p>32.630432</text:p>
              </table:table-cell>
              <table:table-cell office:value-type="float" office:value="44.956532">
                <text:p>44.956532</text:p>
              </table:table-cell>
              <table:table-cell office:value-type="float" office:value="47.628059">
                <text:p>47.628059</text:p>
              </table:table-cell>
              <table:table-cell office:value-type="float" office:value="47.629189">
                <text:p>47.629189</text:p>
              </table:table-cell>
              <table:table-cell office:value-type="float" office:value="47.629185">
                <text:p>47.62918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123">
                <text:p>35.630123</text:p>
              </table:table-cell>
              <table:table-cell office:value-type="float" office:value="47.512245">
                <text:p>47.512245</text:p>
              </table:table-cell>
              <table:table-cell office:value-type="float" office:value="47.629189">
                <text:p>47.629189</text:p>
              </table:table-cell>
              <table:table-cell office:value-type="float" office:value="47.629189">
                <text:p>47.629189</text:p>
              </table:table-cell>
              <table:table-cell office:value-type="float" office:value="47.629181">
                <text:p>47.62918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27659">
                <text:p>38.627659</text:p>
              </table:table-cell>
              <table:table-cell office:value-type="float" office:value="47.627617">
                <text:p>47.627617</text:p>
              </table:table-cell>
              <table:table-cell office:value-type="float" office:value="47.629105">
                <text:p>47.629105</text:p>
              </table:table-cell>
              <table:table-cell office:value-type="float" office:value="47.629147">
                <text:p>47.629147</text:p>
              </table:table-cell>
              <table:table-cell office:value-type="float" office:value="47.629143">
                <text:p>47.62914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08105">
                <text:p>41.608105</text:p>
              </table:table-cell>
              <table:table-cell office:value-type="float" office:value="47.629009">
                <text:p>47.629009</text:p>
              </table:table-cell>
              <table:table-cell office:value-type="float" office:value="47.629276">
                <text:p>47.629276</text:p>
              </table:table-cell>
              <table:table-cell office:value-type="float" office:value="47.629311">
                <text:p>47.629311</text:p>
              </table:table-cell>
              <table:table-cell office:value-type="float" office:value="47.629089">
                <text:p>47.629089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597031">
                <text:p>44.597031</text:p>
              </table:table-cell>
              <table:table-cell office:value-type="float" office:value="47.629227">
                <text:p>47.629227</text:p>
              </table:table-cell>
              <table:table-cell office:value-type="float" office:value="47.629234">
                <text:p>47.629234</text:p>
              </table:table-cell>
              <table:table-cell office:value-type="float" office:value="47.62912">
                <text:p>47.62912</text:p>
              </table:table-cell>
              <table:table-cell office:value-type="float" office:value="47.629288">
                <text:p>47.62928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NaN">
                <text:p>NaN</text:p>
              </table:table-cell>
              <table:table-cell office:value-type="float" office:value="47.6292">
                <text:p>47.6292</text:p>
              </table:table-cell>
              <table:table-cell office:value-type="float" office:value="47.62923">
                <text:p>47.62923</text:p>
              </table:table-cell>
              <table:table-cell office:value-type="float" office:value="47.629215">
                <text:p>47.629215</text:p>
              </table:table-cell>
              <table:table-cell office:value-type="float" office:value="47.629101">
                <text:p>47.6291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88cm" chart:style-name="ch3">
          <text:p>Эталон: L=2^16, d=1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65536_1.A3:E_65536_1.G18" chart:data-source-has-labels="both" svg:x="0.576cm" svg:y="0.95cm" svg:width="23.041cm" svg:height="14.253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65536_1.A4:E_65536_1.A18"/>
          </chart:axis>
          <chart:axis chart:dimension="x" chart:name="secondary-x" chart:style-name="ch8">
            <chart:title svg:x="15.927cm" svg:y="11.248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39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65536_1.B4:E_65536_1.B18" chart:label-cell-address="E_65536_1.B3:E_65536_1.B3" chart:class="chart:line">
            <chart:data-point chart:repeated="15"/>
          </chart:series>
          <chart:series chart:attached-axis="primary-y" chart:style-name="ch14" chart:values-cell-range-address="E_65536_1.C4:E_65536_1.C18" chart:label-cell-address="E_65536_1.C3:E_65536_1.C3" chart:class="chart:line">
            <chart:data-point chart:repeated="15"/>
          </chart:series>
          <chart:series chart:attached-axis="primary-y" chart:style-name="ch15" chart:values-cell-range-address="E_65536_1.D4:E_65536_1.D18" chart:label-cell-address="E_65536_1.D3:E_65536_1.D3" chart:class="chart:line">
            <chart:data-point chart:repeated="15"/>
          </chart:series>
          <chart:series chart:attached-axis="primary-y" chart:style-name="ch16" chart:values-cell-range-address="E_65536_1.E4:E_65536_1.E18" chart:label-cell-address="E_65536_1.E3:E_65536_1.E3" chart:class="chart:line">
            <chart:data-point chart:repeated="15"/>
          </chart:series>
          <chart:series chart:attached-axis="primary-y" chart:style-name="ch17" chart:values-cell-range-address="E_65536_1.F4:E_65536_1.F18" chart:label-cell-address="E_65536_1.F3:E_65536_1.F3" chart:class="chart:line">
            <chart:data-point chart:repeated="15"/>
          </chart:series>
          <chart:series chart:attached-axis="primary-y" chart:style-name="ch18" chart:values-cell-range-address="E_65536_1.G4:E_65536_1.G18" chart:label-cell-address="E_65536_1.G3:E_65536_1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65536_1.B3:E_65536_1.B3</svg:desc>
                </draw:g>
              </table:table-cell>
              <table:table-cell office:value-type="string">
                <text:p>2</text:p>
                <draw:g>
                  <svg:desc>E_65536_1.C3:E_65536_1.C3</svg:desc>
                </draw:g>
              </table:table-cell>
              <table:table-cell office:value-type="string">
                <text:p>3</text:p>
                <draw:g>
                  <svg:desc>E_65536_1.D3:E_65536_1.D3</svg:desc>
                </draw:g>
              </table:table-cell>
              <table:table-cell office:value-type="string">
                <text:p>4</text:p>
                <draw:g>
                  <svg:desc>E_65536_1.E3:E_65536_1.E3</svg:desc>
                </draw:g>
              </table:table-cell>
              <table:table-cell office:value-type="string">
                <text:p>5</text:p>
                <draw:g>
                  <svg:desc>E_65536_1.F3:E_65536_1.F3</svg:desc>
                </draw:g>
              </table:table-cell>
              <table:table-cell office:value-type="string">
                <text:p>6</text:p>
                <draw:g>
                  <svg:desc>E_65536_1.G3:E_65536_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65536_1.A4:E_65536_1.A18</svg:desc>
                </draw:g>
              </table:table-cell>
              <table:table-cell office:value-type="float" office:value="2.96482">
                <text:p>2.96482</text:p>
                <draw:g>
                  <svg:desc>E_65536_1.B4:E_65536_1.B18</svg:desc>
                </draw:g>
              </table:table-cell>
              <table:table-cell office:value-type="float" office:value="5.945941">
                <text:p>5.945941</text:p>
                <draw:g>
                  <svg:desc>E_65536_1.C4:E_65536_1.C18</svg:desc>
                </draw:g>
              </table:table-cell>
              <table:table-cell office:value-type="float" office:value="9.325764">
                <text:p>9.325764</text:p>
                <draw:g>
                  <svg:desc>E_65536_1.D4:E_65536_1.D18</svg:desc>
                </draw:g>
              </table:table-cell>
              <table:table-cell office:value-type="float" office:value="13.018372">
                <text:p>13.018372</text:p>
                <draw:g>
                  <svg:desc>E_65536_1.E4:E_65536_1.E18</svg:desc>
                </draw:g>
              </table:table-cell>
              <table:table-cell office:value-type="float" office:value="16.968489">
                <text:p>16.968489</text:p>
                <draw:g>
                  <svg:desc>E_65536_1.F4:E_65536_1.F18</svg:desc>
                </draw:g>
              </table:table-cell>
              <table:table-cell office:value-type="float" office:value="21.137064">
                <text:p>21.137064</text:p>
                <draw:g>
                  <svg:desc>E_65536_1.G4:E_65536_1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23">
                <text:p>13.06172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1717">
                <text:p>22.671717</text:p>
              </table:table-cell>
              <table:table-cell office:value-type="float" office:value="27.754183">
                <text:p>27.754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336">
                <text:p>16.999336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302034">
                <text:p>28.302034</text:p>
              </table:table-cell>
              <table:table-cell office:value-type="float" office:value="30.682186">
                <text:p>30.682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6">
                <text:p>8.701066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2363">
                <text:p>20.982363</text:p>
              </table:table-cell>
              <table:table-cell office:value-type="float" office:value="27.625574">
                <text:p>27.625574</text:p>
              </table:table-cell>
              <table:table-cell office:value-type="float" office:value="30.603058">
                <text:p>30.603058</text:p>
              </table:table-cell>
              <table:table-cell office:value-type="float" office:value="30.696951">
                <text:p>30.696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3">
                <text:p>10.698023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53079">
                <text:p>24.953079</text:p>
              </table:table-cell>
              <table:table-cell office:value-type="float" office:value="30.637684">
                <text:p>30.637684</text:p>
              </table:table-cell>
              <table:table-cell office:value-type="float" office:value="30.695517">
                <text:p>30.695517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7">
                <text:p>12.697267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596319">
                <text:p>28.596319</text:p>
              </table:table-cell>
              <table:table-cell office:value-type="float" office:value="30.69677">
                <text:p>30.69677</text:p>
              </table:table-cell>
              <table:table-cell office:value-type="float" office:value="30.696985">
                <text:p>30.696985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93">
                <text:p>14.697093</text:p>
              </table:table-cell>
              <table:table-cell office:value-type="float" office:value="23.630423">
                <text:p>23.630423</text:p>
              </table:table-cell>
              <table:table-cell office:value-type="float" office:value="30.42725">
                <text:p>30.42725</text:p>
              </table:table-cell>
              <table:table-cell office:value-type="float" office:value="30.697004">
                <text:p>30.697004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6949">
                <text:p>16.696949</text:p>
              </table:table-cell>
              <table:table-cell office:value-type="float" office:value="26.62772">
                <text:p>26.62772</text:p>
              </table:table-cell>
              <table:table-cell office:value-type="float" office:value="30.678585">
                <text:p>30.678585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6663">
                <text:p>18.696663</text:p>
              </table:table-cell>
              <table:table-cell office:value-type="float" office:value="29.481672">
                <text:p>29.481672</text:p>
              </table:table-cell>
              <table:table-cell office:value-type="float" office:value="30.695848">
                <text:p>30.69584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5601">
                <text:p>20.695601</text:p>
              </table:table-cell>
              <table:table-cell office:value-type="float" office:value="30.648973">
                <text:p>30.648973</text:p>
              </table:table-cell>
              <table:table-cell office:value-type="float" office:value="30.696936">
                <text:p>30.696936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1383">
                <text:p>22.691383</text:p>
              </table:table-cell>
              <table:table-cell office:value-type="float" office:value="30.69622">
                <text:p>30.69622</text:p>
              </table:table-cell>
              <table:table-cell office:value-type="float" office:value="30.697002">
                <text:p>30.697002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74641">
                <text:p>24.674641</text:p>
              </table:table-cell>
              <table:table-cell office:value-type="float" office:value="30.696995">
                <text:p>30.696995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09545">
                <text:p>26.609545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37508">
                <text:p>28.375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  <table:table-cell office:value-type="float" office:value="30.697008">
                <text:p>30.6970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89cm" chart:style-name="ch3">
          <text:p>Эталон: L=2^15, d=6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32768_6.A3:E_32768_6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32768_6.A4:E_32768_6.A18"/>
          </chart:axis>
          <chart:axis chart:dimension="x" chart:name="secondary-x" chart:style-name="ch8">
            <chart:title svg:x="15.927cm" svg:y="11.249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32768_6.B4:E_32768_6.B18" chart:label-cell-address="E_32768_6.B3:E_32768_6.B3" chart:class="chart:line">
            <chart:data-point chart:repeated="15"/>
          </chart:series>
          <chart:series chart:attached-axis="primary-y" chart:style-name="ch14" chart:values-cell-range-address="E_32768_6.C4:E_32768_6.C18" chart:label-cell-address="E_32768_6.C3:E_32768_6.C3" chart:class="chart:line">
            <chart:data-point chart:repeated="15"/>
          </chart:series>
          <chart:series chart:attached-axis="primary-y" chart:style-name="ch15" chart:values-cell-range-address="E_32768_6.D4:E_32768_6.D18" chart:label-cell-address="E_32768_6.D3:E_32768_6.D3" chart:class="chart:line">
            <chart:data-point chart:repeated="15"/>
          </chart:series>
          <chart:series chart:attached-axis="primary-y" chart:style-name="ch16" chart:values-cell-range-address="E_32768_6.E4:E_32768_6.E18" chart:label-cell-address="E_32768_6.E3:E_32768_6.E3" chart:class="chart:line">
            <chart:data-point chart:repeated="15"/>
          </chart:series>
          <chart:series chart:attached-axis="primary-y" chart:style-name="ch17" chart:values-cell-range-address="E_32768_6.F4:E_32768_6.F18" chart:label-cell-address="E_32768_6.F3:E_32768_6.F3" chart:class="chart:line">
            <chart:data-point chart:repeated="15"/>
          </chart:series>
          <chart:series chart:attached-axis="primary-y" chart:style-name="ch18" chart:values-cell-range-address="E_32768_6.G4:E_32768_6.G18" chart:label-cell-address="E_32768_6.G3:E_32768_6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32768_6.B3:E_32768_6.B3</svg:desc>
                </draw:g>
              </table:table-cell>
              <table:table-cell office:value-type="string">
                <text:p>2</text:p>
                <draw:g>
                  <svg:desc>E_32768_6.C3:E_32768_6.C3</svg:desc>
                </draw:g>
              </table:table-cell>
              <table:table-cell office:value-type="string">
                <text:p>3</text:p>
                <draw:g>
                  <svg:desc>E_32768_6.D3:E_32768_6.D3</svg:desc>
                </draw:g>
              </table:table-cell>
              <table:table-cell office:value-type="string">
                <text:p>4</text:p>
                <draw:g>
                  <svg:desc>E_32768_6.E3:E_32768_6.E3</svg:desc>
                </draw:g>
              </table:table-cell>
              <table:table-cell office:value-type="string">
                <text:p>5</text:p>
                <draw:g>
                  <svg:desc>E_32768_6.F3:E_32768_6.F3</svg:desc>
                </draw:g>
              </table:table-cell>
              <table:table-cell office:value-type="string">
                <text:p>6</text:p>
                <draw:g>
                  <svg:desc>E_32768_6.G3:E_32768_6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32768_6.A4:E_32768_6.A18</svg:desc>
                </draw:g>
              </table:table-cell>
              <table:table-cell office:value-type="float" office:value="2.96482">
                <text:p>2.96482</text:p>
                <draw:g>
                  <svg:desc>E_32768_6.B4:E_32768_6.B18</svg:desc>
                </draw:g>
              </table:table-cell>
              <table:table-cell office:value-type="float" office:value="5.945941">
                <text:p>5.945941</text:p>
                <draw:g>
                  <svg:desc>E_32768_6.C4:E_32768_6.C18</svg:desc>
                </draw:g>
              </table:table-cell>
              <table:table-cell office:value-type="float" office:value="9.325764">
                <text:p>9.325764</text:p>
                <draw:g>
                  <svg:desc>E_32768_6.D4:E_32768_6.D18</svg:desc>
                </draw:g>
              </table:table-cell>
              <table:table-cell office:value-type="float" office:value="13.018372">
                <text:p>13.018372</text:p>
                <draw:g>
                  <svg:desc>E_32768_6.E4:E_32768_6.E18</svg:desc>
                </draw:g>
              </table:table-cell>
              <table:table-cell office:value-type="float" office:value="16.968382">
                <text:p>16.968382</text:p>
                <draw:g>
                  <svg:desc>E_32768_6.F4:E_32768_6.F18</svg:desc>
                </draw:g>
              </table:table-cell>
              <table:table-cell office:value-type="float" office:value="21.137064">
                <text:p>21.137064</text:p>
                <draw:g>
                  <svg:desc>E_32768_6.G4:E_32768_6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59">
                <text:p>40.584259</text:p>
              </table:table-cell>
              <table:table-cell office:value-type="float" office:value="48.733215">
                <text:p>48.733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599">
                <text:p>46.56599</text:p>
              </table:table-cell>
              <table:table-cell office:value-type="float" office:value="52.856617">
                <text:p>52.8566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701653">
                <text:p>51.701653</text:p>
              </table:table-cell>
              <table:table-cell office:value-type="float" office:value="53.004234">
                <text:p>53.0042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335">
                <text:p>47.648335</text:p>
              </table:table-cell>
              <table:table-cell office:value-type="float" office:value="52.993675">
                <text:p>52.993675</text:p>
              </table:table-cell>
              <table:table-cell office:value-type="float" office:value="53.006355">
                <text:p>53.0063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56">
                <text:p>40.978756</text:p>
              </table:table-cell>
              <table:table-cell office:value-type="float" office:value="51.972786">
                <text:p>51.972786</text:p>
              </table:table-cell>
              <table:table-cell office:value-type="float" office:value="53.007061">
                <text:p>53.007061</text:p>
              </table:table-cell>
              <table:table-cell office:value-type="float" office:value="53.008476">
                <text:p>53.00847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3888">
                <text:p>44.973888</text:p>
              </table:table-cell>
              <table:table-cell office:value-type="float" office:value="52.993675">
                <text:p>52.993675</text:p>
              </table:table-cell>
              <table:table-cell office:value-type="float" office:value="53">
                <text:p>53</text:p>
              </table:table-cell>
              <table:table-cell office:value-type="float" office:value="53.010605">
                <text:p>53.01060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6957">
                <text:p>48.896957</text:p>
              </table:table-cell>
              <table:table-cell office:value-type="float" office:value="53">
                <text:p>53</text:p>
              </table:table-cell>
              <table:table-cell office:value-type="float" office:value="53.009186">
                <text:p>53.009186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.998592">
                <text:p>52.9985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">
                <text:p>41.63047</text:p>
              </table:table-cell>
              <table:table-cell office:value-type="float" office:value="52.929878">
                <text:p>52.929878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6483">
                <text:p>52.996483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5">
                <text:p>44.630455</text:p>
              </table:table-cell>
              <table:table-cell office:value-type="float" office:value="52.994377">
                <text:p>52.994377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8592">
                <text:p>52.99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288">
                <text:p>47.629288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8592">
                <text:p>52.9985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9cm" chart:style-name="ch3">
          <text:p>Эталон: L=2^15, d=5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32768_5.A3:E_32768_5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32768_5.A4:E_32768_5.A18"/>
          </chart:axis>
          <chart:axis chart:dimension="x" chart:name="secondary-x" chart:style-name="ch8">
            <chart:title svg:x="15.927cm" svg:y="11.25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32768_5.B4:E_32768_5.B18" chart:label-cell-address="E_32768_5.B3:E_32768_5.B3" chart:class="chart:line">
            <chart:data-point chart:repeated="15"/>
          </chart:series>
          <chart:series chart:attached-axis="primary-y" chart:style-name="ch14" chart:values-cell-range-address="E_32768_5.C4:E_32768_5.C18" chart:label-cell-address="E_32768_5.C3:E_32768_5.C3" chart:class="chart:line">
            <chart:data-point chart:repeated="15"/>
          </chart:series>
          <chart:series chart:attached-axis="primary-y" chart:style-name="ch15" chart:values-cell-range-address="E_32768_5.D4:E_32768_5.D18" chart:label-cell-address="E_32768_5.D3:E_32768_5.D3" chart:class="chart:line">
            <chart:data-point chart:repeated="15"/>
          </chart:series>
          <chart:series chart:attached-axis="primary-y" chart:style-name="ch16" chart:values-cell-range-address="E_32768_5.E4:E_32768_5.E18" chart:label-cell-address="E_32768_5.E3:E_32768_5.E3" chart:class="chart:line">
            <chart:data-point chart:repeated="15"/>
          </chart:series>
          <chart:series chart:attached-axis="primary-y" chart:style-name="ch17" chart:values-cell-range-address="E_32768_5.F4:E_32768_5.F18" chart:label-cell-address="E_32768_5.F3:E_32768_5.F3" chart:class="chart:line">
            <chart:data-point chart:repeated="15"/>
          </chart:series>
          <chart:series chart:attached-axis="primary-y" chart:style-name="ch18" chart:values-cell-range-address="E_32768_5.G4:E_32768_5.G18" chart:label-cell-address="E_32768_5.G3:E_32768_5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32768_5.B3:E_32768_5.B3</svg:desc>
                </draw:g>
              </table:table-cell>
              <table:table-cell office:value-type="string">
                <text:p>2</text:p>
                <draw:g>
                  <svg:desc>E_32768_5.C3:E_32768_5.C3</svg:desc>
                </draw:g>
              </table:table-cell>
              <table:table-cell office:value-type="string">
                <text:p>3</text:p>
                <draw:g>
                  <svg:desc>E_32768_5.D3:E_32768_5.D3</svg:desc>
                </draw:g>
              </table:table-cell>
              <table:table-cell office:value-type="string">
                <text:p>4</text:p>
                <draw:g>
                  <svg:desc>E_32768_5.E3:E_32768_5.E3</svg:desc>
                </draw:g>
              </table:table-cell>
              <table:table-cell office:value-type="string">
                <text:p>5</text:p>
                <draw:g>
                  <svg:desc>E_32768_5.F3:E_32768_5.F3</svg:desc>
                </draw:g>
              </table:table-cell>
              <table:table-cell office:value-type="string">
                <text:p>6</text:p>
                <draw:g>
                  <svg:desc>E_32768_5.G3:E_32768_5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32768_5.A4:E_32768_5.A18</svg:desc>
                </draw:g>
              </table:table-cell>
              <table:table-cell office:value-type="float" office:value="2.96482">
                <text:p>2.96482</text:p>
                <draw:g>
                  <svg:desc>E_32768_5.B4:E_32768_5.B18</svg:desc>
                </draw:g>
              </table:table-cell>
              <table:table-cell office:value-type="float" office:value="5.945941">
                <text:p>5.945941</text:p>
                <draw:g>
                  <svg:desc>E_32768_5.C4:E_32768_5.C18</svg:desc>
                </draw:g>
              </table:table-cell>
              <table:table-cell office:value-type="float" office:value="9.325764">
                <text:p>9.325764</text:p>
                <draw:g>
                  <svg:desc>E_32768_5.D4:E_32768_5.D18</svg:desc>
                </draw:g>
              </table:table-cell>
              <table:table-cell office:value-type="float" office:value="13.018372">
                <text:p>13.018372</text:p>
                <draw:g>
                  <svg:desc>E_32768_5.E4:E_32768_5.E18</svg:desc>
                </draw:g>
              </table:table-cell>
              <table:table-cell office:value-type="float" office:value="16.968382">
                <text:p>16.968382</text:p>
                <draw:g>
                  <svg:desc>E_32768_5.F4:E_32768_5.F18</svg:desc>
                </draw:g>
              </table:table-cell>
              <table:table-cell office:value-type="float" office:value="21.137064">
                <text:p>21.137064</text:p>
                <draw:g>
                  <svg:desc>E_32768_5.G4:E_32768_5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59">
                <text:p>40.584259</text:p>
              </table:table-cell>
              <table:table-cell office:value-type="float" office:value="48.733215">
                <text:p>48.733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5983">
                <text:p>46.565983</text:p>
              </table:table-cell>
              <table:table-cell office:value-type="float" office:value="52.859169">
                <text:p>52.8591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701653">
                <text:p>51.701653</text:p>
              </table:table-cell>
              <table:table-cell office:value-type="float" office:value="53.002113">
                <text:p>53.0021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766">
                <text:p>47.648766</text:p>
              </table:table-cell>
              <table:table-cell office:value-type="float" office:value="52.992271">
                <text:p>52.992271</text:p>
              </table:table-cell>
              <table:table-cell office:value-type="float" office:value="53.008476">
                <text:p>53.00847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56">
                <text:p>40.978756</text:p>
              </table:table-cell>
              <table:table-cell office:value-type="float" office:value="51.997536">
                <text:p>51.997536</text:p>
              </table:table-cell>
              <table:table-cell office:value-type="float" office:value="53.007061">
                <text:p>53.007061</text:p>
              </table:table-cell>
              <table:table-cell office:value-type="float" office:value="53.008476">
                <text:p>53.00847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3888">
                <text:p>44.973888</text:p>
              </table:table-cell>
              <table:table-cell office:value-type="float" office:value="52.993675">
                <text:p>52.993675</text:p>
              </table:table-cell>
              <table:table-cell office:value-type="float" office:value="52.999294">
                <text:p>52.999294</text:p>
              </table:table-cell>
              <table:table-cell office:value-type="float" office:value="53.012737">
                <text:p>53.01273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6957">
                <text:p>48.896957</text:p>
              </table:table-cell>
              <table:table-cell office:value-type="float" office:value="52.999294">
                <text:p>52.999294</text:p>
              </table:table-cell>
              <table:table-cell office:value-type="float" office:value="53.011314">
                <text:p>53.011314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">
                <text:p>52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9294">
                <text:p>52.9992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4">
                <text:p>41.630474</text:p>
              </table:table-cell>
              <table:table-cell office:value-type="float" office:value="52.929207">
                <text:p>52.929207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5781">
                <text:p>52.99578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9">
                <text:p>44.630459</text:p>
              </table:table-cell>
              <table:table-cell office:value-type="float" office:value="52.995781">
                <text:p>52.995781</text:p>
              </table:table-cell>
              <table:table-cell office:value-type="float" office:value="52.999294">
                <text:p>52.999294</text:p>
              </table:table-cell>
              <table:table-cell office:value-type="float" office:value="NaN">
                <text:p>NaN</text:p>
              </table:table-cell>
              <table:table-cell office:value-type="float" office:value="52.998592">
                <text:p>52.99859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12">
                <text:p>47.62912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887">
                <text:p>52.9978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79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9.731cm" svg:y="1.291cm" chart:style-name="ch3">
          <text:p>Эталон: L=2^15, d=4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E_32768_4.A3:E_32768_4.G18" chart:data-source-has-labels="both" svg:x="0.576cm" svg:y="0.951cm" svg:width="23.041cm" svg:height="14.252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84cm" svg:y="15.458cm" chart:style-name="ch7">
              <text:p>Количество интервалов аппроксимации</text:p>
            </chart:title>
            <chart:categories table:cell-range-address="E_32768_4.A4:E_32768_4.A18"/>
          </chart:axis>
          <chart:axis chart:dimension="x" chart:name="secondary-x" chart:style-name="ch8">
            <chart:title svg:x="15.927cm" svg:y="11.251cm" chart:style-name="ch9">
              <text:p>Степень полинома</text:p>
            </chart:title>
          </chart:axis>
          <chart:axis chart:dimension="y" chart:name="primary-y" chart:style-name="ch6">
            <chart:title svg:x="0.001cm" svg:y="9.14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E_32768_4.B4:E_32768_4.B18" chart:label-cell-address="E_32768_4.B3:E_32768_4.B3" chart:class="chart:line">
            <chart:data-point chart:repeated="15"/>
          </chart:series>
          <chart:series chart:attached-axis="primary-y" chart:style-name="ch14" chart:values-cell-range-address="E_32768_4.C4:E_32768_4.C18" chart:label-cell-address="E_32768_4.C3:E_32768_4.C3" chart:class="chart:line">
            <chart:data-point chart:repeated="15"/>
          </chart:series>
          <chart:series chart:attached-axis="primary-y" chart:style-name="ch15" chart:values-cell-range-address="E_32768_4.D4:E_32768_4.D18" chart:label-cell-address="E_32768_4.D3:E_32768_4.D3" chart:class="chart:line">
            <chart:data-point chart:repeated="15"/>
          </chart:series>
          <chart:series chart:attached-axis="primary-y" chart:style-name="ch16" chart:values-cell-range-address="E_32768_4.E4:E_32768_4.E18" chart:label-cell-address="E_32768_4.E3:E_32768_4.E3" chart:class="chart:line">
            <chart:data-point chart:repeated="15"/>
          </chart:series>
          <chart:series chart:attached-axis="primary-y" chart:style-name="ch17" chart:values-cell-range-address="E_32768_4.F4:E_32768_4.F18" chart:label-cell-address="E_32768_4.F3:E_32768_4.F3" chart:class="chart:line">
            <chart:data-point chart:repeated="15"/>
          </chart:series>
          <chart:series chart:attached-axis="primary-y" chart:style-name="ch18" chart:values-cell-range-address="E_32768_4.G4:E_32768_4.G18" chart:label-cell-address="E_32768_4.G3:E_32768_4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E_32768_4.B3:E_32768_4.B3</svg:desc>
                </draw:g>
              </table:table-cell>
              <table:table-cell office:value-type="string">
                <text:p>2</text:p>
                <draw:g>
                  <svg:desc>E_32768_4.C3:E_32768_4.C3</svg:desc>
                </draw:g>
              </table:table-cell>
              <table:table-cell office:value-type="string">
                <text:p>3</text:p>
                <draw:g>
                  <svg:desc>E_32768_4.D3:E_32768_4.D3</svg:desc>
                </draw:g>
              </table:table-cell>
              <table:table-cell office:value-type="string">
                <text:p>4</text:p>
                <draw:g>
                  <svg:desc>E_32768_4.E3:E_32768_4.E3</svg:desc>
                </draw:g>
              </table:table-cell>
              <table:table-cell office:value-type="string">
                <text:p>5</text:p>
                <draw:g>
                  <svg:desc>E_32768_4.F3:E_32768_4.F3</svg:desc>
                </draw:g>
              </table:table-cell>
              <table:table-cell office:value-type="string">
                <text:p>6</text:p>
                <draw:g>
                  <svg:desc>E_32768_4.G3:E_32768_4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E_32768_4.A4:E_32768_4.A18</svg:desc>
                </draw:g>
              </table:table-cell>
              <table:table-cell office:value-type="float" office:value="2.96482">
                <text:p>2.96482</text:p>
                <draw:g>
                  <svg:desc>E_32768_4.B4:E_32768_4.B18</svg:desc>
                </draw:g>
              </table:table-cell>
              <table:table-cell office:value-type="float" office:value="5.945941">
                <text:p>5.945941</text:p>
                <draw:g>
                  <svg:desc>E_32768_4.C4:E_32768_4.C18</svg:desc>
                </draw:g>
              </table:table-cell>
              <table:table-cell office:value-type="float" office:value="9.325764">
                <text:p>9.325764</text:p>
                <draw:g>
                  <svg:desc>E_32768_4.D4:E_32768_4.D18</svg:desc>
                </draw:g>
              </table:table-cell>
              <table:table-cell office:value-type="float" office:value="13.018372">
                <text:p>13.018372</text:p>
                <draw:g>
                  <svg:desc>E_32768_4.E4:E_32768_4.E18</svg:desc>
                </draw:g>
              </table:table-cell>
              <table:table-cell office:value-type="float" office:value="16.968382">
                <text:p>16.968382</text:p>
                <draw:g>
                  <svg:desc>E_32768_4.F4:E_32768_4.F18</svg:desc>
                </draw:g>
              </table:table-cell>
              <table:table-cell office:value-type="float" office:value="21.137064">
                <text:p>21.137064</text:p>
                <draw:g>
                  <svg:desc>E_32768_4.G4:E_32768_4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259">
                <text:p>40.584259</text:p>
              </table:table-cell>
              <table:table-cell office:value-type="float" office:value="48.733215">
                <text:p>48.733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6599">
                <text:p>46.56599</text:p>
              </table:table-cell>
              <table:table-cell office:value-type="float" office:value="52.857891">
                <text:p>52.8578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701366">
                <text:p>51.701366</text:p>
              </table:table-cell>
              <table:table-cell office:value-type="float" office:value="53.003525">
                <text:p>53.0035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8338">
                <text:p>47.648338</text:p>
              </table:table-cell>
              <table:table-cell office:value-type="float" office:value="52.993675">
                <text:p>52.993675</text:p>
              </table:table-cell>
              <table:table-cell office:value-type="float" office:value="53.009186">
                <text:p>53.00918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56">
                <text:p>40.978756</text:p>
              </table:table-cell>
              <table:table-cell office:value-type="float" office:value="51.997887">
                <text:p>51.997887</text:p>
              </table:table-cell>
              <table:table-cell office:value-type="float" office:value="53.007771">
                <text:p>53.007771</text:p>
              </table:table-cell>
              <table:table-cell office:value-type="float" office:value="53.008476">
                <text:p>53.00847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3888">
                <text:p>44.973888</text:p>
              </table:table-cell>
              <table:table-cell office:value-type="float" office:value="52.993675">
                <text:p>52.993675</text:p>
              </table:table-cell>
              <table:table-cell office:value-type="float" office:value="52.999294">
                <text:p>52.999294</text:p>
              </table:table-cell>
              <table:table-cell office:value-type="float" office:value="53.013447">
                <text:p>53.01344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6957">
                <text:p>48.896957</text:p>
              </table:table-cell>
              <table:table-cell office:value-type="float" office:value="53">
                <text:p>53</text:p>
              </table:table-cell>
              <table:table-cell office:value-type="float" office:value="53.012024">
                <text:p>53.012024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">
                <text:p>52</text:p>
              </table:table-cell>
              <table:table-cell office:value-type="float" office:value="52.997185">
                <text:p>52.997185</text:p>
              </table:table-cell>
              <table:table-cell office:value-type="float" office:value="53">
                <text:p>53</text:p>
              </table:table-cell>
              <table:table-cell office:value-type="float" office:value="52.998592">
                <text:p>52.998592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4">
                <text:p>41.630474</text:p>
              </table:table-cell>
              <table:table-cell office:value-type="float" office:value="52.93055">
                <text:p>52.93055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9294">
                <text:p>52.999294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5">
                <text:p>44.630455</text:p>
              </table:table-cell>
              <table:table-cell office:value-type="float" office:value="52.995781">
                <text:p>52.995781</text:p>
              </table:table-cell>
              <table:table-cell office:value-type="float" office:value="NaN">
                <text:p>NaN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7185">
                <text:p>52.99718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234">
                <text:p>47.629234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8592">
                <text:p>52.998592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8592">
                <text:p>52.9985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